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429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5.1154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2819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5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0"/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0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24" table:default-cell-style-name="Default"/>
        <table:table-column table:style-name="co1" table:default-cell-style-name="ce1"/>
        <table:table-row table:style-name="ro1">
          <table:table-cell office:value-type="string">
            <text:p>3CR</text:p>
          </table:table-cell>
          <table:table-cell table:style-name="ce1" table:number-columns-repeated="2"/>
          <table:table-cell/>
          <table:table-cell table:style-name="Default"/>
          <table:table-cell table:number-columns-repeated="24"/>
          <table:table-cell table:style-name="ce6"/>
        </table:table-row>
        <table:table-row table:style-name="ro1">
          <table:table-cell/>
          <table:table-cell table:style-name="ce1" office:value-type="string">
            <text:p>1,malformed url or “;” missing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4"/>
          <table:table-cell table:style-name="ce6"/>
        </table:table-row>
        <table:table-row table:style-name="ro1">
          <table:table-cell/>
          <table:table-cell table:style-name="ce2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office:value-type="string">
            <text:p>ivo://3CRSnapshots/sia</text:p>
          </table:table-cell>
          <table:table-cell table:style-name="ce3"/>
          <table:table-cell office:value-type="string">
            <text:p>x</text:p>
          </table:table-cell>
          <table:table-cell table:style-name="Default"/>
          <table:table-cell table:number-columns-repeated="24"/>
          <table:table-cell table:style-name="ce3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/>
          <table:table-cell table:number-columns-repeated="24"/>
          <table:table-cell table:style-name="ce3"/>
        </table:table-row>
        <table:table-row table:style-name="ro1">
          <table:table-cell office:value-type="string">
            <text:p>Adil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url not found</text:p>
          </table:table-cell>
          <table:table-cell table:style-name="ce1"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dil.ncsa/targeted/SI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dil.ncsa/targeted/conesearc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Ages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The id main column must have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appropriate array size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ges.cardiff/ages_conesearch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NU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 The service url is malformed, missing either a '?' or '&amp;' at end</text:p>
          </table:table-cell>
          <table:table-cell table:style-name="ce1" office:value-type="float" office:value="4">
            <text:p>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2,cannot connect to web page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nusf.anu.au/macho/stars/ConeSear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vo://anusf.anu.au/macho/image/SIAP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vo://anusf.anu.au/macho/photometry/ConeSearc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nusf.anu.au/macho/image/ConeSear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ESO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cannot find an image url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office:value-type="string">
            <text:p>ivo://archive.eso.org/siap</text:p>
          </table:table-cell>
          <table:table-cell table:style-name="ce3"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>
            <text:p>Archive.noao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The serivce url is malformed,missing either a '?' or '&amp;' at end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 The VOX:Image_PixFlags column must have arraysize ='*'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VOX:WCS_CoordProjection column must have arraysize ='3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rchive.noao.edu/nsa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Stsci</text:p>
          </table:table-cell>
          <table:table-cell table:style-name="ce1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cannot connect to web page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VOX:Image_Naxis column must have datatype='int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VOX:Image_Titl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4,The VOX:BandPass_HiLimit column must have dataype = 'double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5,The VOX:WCS_CoordRefValu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6,The VOX:Image_Scal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7,The POS_EQ_DEC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8,VOTable must contain exactly one RESOURCE with type='results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9,The VOX:BandPass_Unit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0,The VOX:WCS_CoordRefPixel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1,The VOX:Image_Naxis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2,The VOX:Image_MJDateObs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3,The VOX:BandPass_LoLimit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4,The VOX:WCS_CoordRefValu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5,The VOX:Image_Format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6,The VOX:Image_Naxes column must have datatype='int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7,The VOX:BandPass_RefValu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8,The VOX:WCS_CoordRefPixel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9,The VOX:Image_Scal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0,The POS_EQ_RA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1,The VOX:Image_AccessReferenc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2,The VOX:BandPass_ID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3,The VOX:STC_CoordRefFram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4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rchive.stsci.edu/cone/galex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galex.stsci.edu/gxWS/ConeSearch/gxConeSearch.aspx?</text:p>
          </table:table-cell>
        </table:table-row>
        <table:table-row table:style-name="ro1">
          <table:table-cell/>
          <table:table-cell office:value-type="string">
            <text:p>ivo://archive.stsci.edu/gsc/gsc2.3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gsss.stsci.edu/webservices/vo/ConeSearch.aspx?CAT=GSC23&amp;amp;</text:p>
          </table:table-cell>
        </table:table-row>
        <table:table-row table:style-name="ro1">
          <table:table-cell/>
          <table:table-cell office:value-type="string">
            <text:p>ivo://archive.stsci.edu/kepler_fov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kepler_fov/search.php?</text:p>
          </table:table-cell>
        </table:table-row>
        <table:table-row table:style-name="ro1">
          <table:table-cell/>
          <table:table-cell office:value-type="string">
            <text:p>ivo://archive.stsci.edu/kepler_hlsp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2"/>
          <table:table-cell office:value-type="string">
            <text:p>http://archive.stsci.edu/hlsp/search.php?hd_instrument=KEPLER</text:p>
          </table:table-cell>
        </table:table-row>
        <table:table-row table:style-name="ro1">
          <table:table-cell/>
          <table:table-cell office:value-type="string">
            <text:p>ivo://archive.stsci.edu/kepler_ktc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data_search/search.php?</text:p>
          </table:table-cell>
        </table:table-row>
        <table:table-row table:style-name="ro1">
          <table:table-cell/>
          <table:table-cell office:value-type="string">
            <text:p>ivo://archive.stsci.edu/kic1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kic10/search.php?</text:p>
          </table:table-cell>
        </table:table-row>
        <table:table-row table:style-name="ro1">
          <table:table-cell/>
          <table:table-cell office:value-type="string">
            <text:p>ivo://archive.stsci.edu/siap/galex</text:p>
          </table:table-cell>
          <table:table-cell table:number-columns-repeated="2"/>
          <table:table-cell table:number-columns-repeated="22" office:value-type="string">
            <text:p>x</text:p>
          </table:table-cell>
          <table:table-cell table:number-columns-repeated="3"/>
          <table:table-cell office:value-type="string">
            <text:p>http://galex.stsci.edu/gxWS/SIAP/gxSIAP.aspx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recib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The ID_MAIN column must have a string-appropriate arraysize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(recommend '*')</text:p>
          </table:table-cell>
          <table:table-cell table:number-columns-repeated="28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/>
          <table:table-cell office:value-type="string">
            <text:p>ivo://arecibo.cornell/hiarchive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ivo://arecibo.cornell/hiarchive/alfalfa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stronet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VOTable must contain only one RESOURCE.</text:p>
          </table:table-cell>
          <table:table-cell office:value-type="float" office:value="25">
            <text:p>25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RESOURCE element must contain exactly one TABLE.</text:p>
          </table:table-cell>
          <table:table-cell office:value-type="float" office:value="25">
            <text:p>25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Error message must appear in an INFO or PARAM with name='Error' in required location</text:p>
          </table:table-cell>
          <table:table-cell office:value-type="float" office:value="27">
            <text:p>27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cannot connect to web page or response could not be parsed</text:p>
          </table:table-cell>
          <table:table-cell office:value-type="float" office:value="9">
            <text:p>9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TABLE must contain exactly one FIELD with ucd='ID_MAIN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 The TABLE must contain exactly one FIELD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 The TABLE must contain exactly one FIELD with ucd='POS_EQ_RA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stronet.ru/cas/deni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denis&amp;amp;tab=main&amp;amp;</text:p>
          </table:table-cell>
        </table:table-row>
        <table:table-row table:style-name="ro1">
          <table:table-cell/>
          <table:table-cell office:value-type="string">
            <text:p>ivo://astronet.ru/cas/gsc1_2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gsc1_2&amp;amp;tab=main&amp;amp;</text:p>
          </table:table-cell>
        </table:table-row>
        <table:table-row table:style-name="ro1">
          <table:table-cell/>
          <table:table-cell office:value-type="string">
            <text:p>ivo://astronet.ru/cas/gsc2_3_2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gsc2_3_2&amp;amp;tab=main&amp;amp;</text:p>
          </table:table-cell>
        </table:table-row>
        <table:table-row table:style-name="ro1">
          <table:table-cell/>
          <table:table-cell office:value-type="string">
            <text:p>ivo://astronet.ru/cas/noma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22"/>
          <table:table-cell office:value-type="string">
            <text:p>http://vo.astronet.ru/sai_cas/conesearch?cat=nomad&amp;amp;tab=main&amp;amp;</text:p>
          </table:table-cell>
        </table:table-row>
        <table:table-row table:style-name="ro1">
          <table:table-cell/>
          <table:table-cell office:value-type="string">
            <text:p>ivo://astronet.ru/cas/sdssdr5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5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5-phototag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>
            <text:p>http://vo.astronet.ru/sai_cas/conesearch?cat=sdssdr5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6-neighbor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neighbors&amp;amp;</text:p>
          </table:table-cell>
        </table:table-row>
        <table:table-row table:style-name="ro1">
          <table:table-cell/>
          <table:table-cell office:value-type="string">
            <text:p>ivo://astronet.ru/cas/sdssdr6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6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6-photoprofile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photoprofile&amp;amp;</text:p>
          </table:table-cell>
        </table:table-row>
        <table:table-row table:style-name="ro1">
          <table:table-cell/>
          <table:table-cell office:value-type="string">
            <text:p>ivo://astronet.ru/cas/sdssdr6-phototag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6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6-propermotion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propermotions&amp;amp;</text:p>
          </table:table-cell>
        </table:table-row>
        <table:table-row table:style-name="ro1">
          <table:table-cell/>
          <table:table-cell office:value-type="string">
            <text:p>ivo://astronet.ru/cas/sdssdr7-fiel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field&amp;amp;</text:p>
          </table:table-cell>
        </table:table-row>
        <table:table-row table:style-name="ro1">
          <table:table-cell/>
          <table:table-cell office:value-type="string">
            <text:p>ivo://astronet.ru/cas/sdssdr7-matchhea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matchhead&amp;amp;</text:p>
          </table:table-cell>
        </table:table-row>
        <table:table-row table:style-name="ro1">
          <table:table-cell/>
          <table:table-cell office:value-type="string">
            <text:p>ivo://astronet.ru/cas/sdssdr7-mat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match&amp;amp;</text:p>
          </table:table-cell>
        </table:table-row>
        <table:table-row table:style-name="ro1">
          <table:table-cell/>
          <table:table-cell office:value-type="string">
            <text:p>ivo://astronet.ru/cas/sdssdr7-neighbor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neighbors&amp;amp;</text:p>
          </table:table-cell>
        </table:table-row>
        <table:table-row table:style-name="ro1">
          <table:table-cell/>
          <table:table-cell office:value-type="string">
            <text:p>ivo://astronet.ru/cas/sdssdr7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7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7-photoprofile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profile&amp;amp;</text:p>
          </table:table-cell>
        </table:table-row>
        <table:table-row table:style-name="ro1">
          <table:table-cell/>
          <table:table-cell office:value-type="string">
            <text:p>ivo://astronet.ru/cas/sdssdr7-phototag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7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7-photoz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z2&amp;amp;</text:p>
          </table:table-cell>
        </table:table-row>
        <table:table-row table:style-name="ro1">
          <table:table-cell/>
          <table:table-cell office:value-type="string">
            <text:p>ivo://astronet.ru/cas/sdssdr7-photoz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z&amp;amp;</text:p>
          </table:table-cell>
        </table:table-row>
        <table:table-row table:style-name="ro1">
          <table:table-cell/>
          <table:table-cell office:value-type="string">
            <text:p>ivo://astronet.ru/cas/sdssdr7-propermotion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ropermotions&amp;amp;</text:p>
          </table:table-cell>
        </table:table-row>
        <table:table-row table:style-name="ro1">
          <table:table-cell/>
          <table:table-cell office:value-type="string">
            <text:p>ivo://astronet.ru/cas/sdssdr7-specline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lineall&amp;amp;</text:p>
          </table:table-cell>
        </table:table-row>
        <table:table-row table:style-name="ro1">
          <table:table-cell/>
          <table:table-cell office:value-type="string">
            <text:p>ivo://astronet.ru/cas/sdssdr7-speclineindex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lineindex&amp;amp;</text:p>
          </table:table-cell>
        </table:table-row>
        <table:table-row table:style-name="ro1">
          <table:table-cell/>
          <table:table-cell office:value-type="string">
            <text:p>ivo://astronet.ru/cas/sdssdr7-specobj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objall&amp;amp;</text:p>
          </table:table-cell>
        </table:table-row>
        <table:table-row table:style-name="ro1">
          <table:table-cell/>
          <table:table-cell office:value-type="string">
            <text:p>ivo://astronet.ru/cas/sdssdr7-specphoto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photoall&amp;amp;</text:p>
          </table:table-cell>
        </table:table-row>
        <table:table-row table:style-name="ro1">
          <table:table-cell/>
          <table:table-cell office:value-type="string">
            <text:p>ivo://astronet.ru/cas/sdssdr7-sppparam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pparams&amp;amp;</text:p>
          </table:table-cell>
        </table:table-row>
        <table:table-row table:style-name="ro1">
          <table:table-cell/>
          <table:table-cell office:value-type="string">
            <text:p>ivo://astronet.ru/cas/twomass-psc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womass&amp;amp;tab=psc&amp;amp;</text:p>
          </table:table-cell>
        </table:table-row>
        <table:table-row table:style-name="ro1">
          <table:table-cell/>
          <table:table-cell office:value-type="string">
            <text:p>ivo://astronet.ru/cas/twomass-xsc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womass&amp;amp;tab=xsc&amp;amp;</text:p>
          </table:table-cell>
        </table:table-row>
        <table:table-row table:style-name="ro1">
          <table:table-cell/>
          <table:table-cell office:value-type="string">
            <text:p>ivo://astronet.ru/cas/tycho2-suppl_1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suppl_1&amp;amp;</text:p>
          </table:table-cell>
        </table:table-row>
        <table:table-row table:style-name="ro1">
          <table:table-cell/>
          <table:table-cell office:value-type="string">
            <text:p>ivo://astronet.ru/cas/tycho2-suppl_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suppl_2&amp;amp;</text:p>
          </table:table-cell>
        </table:table-row>
        <table:table-row table:style-name="ro1">
          <table:table-cell/>
          <table:table-cell office:value-type="string">
            <text:p>ivo://astronet.ru/cas/tycho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main&amp;amp;</text:p>
          </table:table-cell>
        </table:table-row>
        <table:table-row table:style-name="ro1">
          <table:table-cell/>
          <table:table-cell office:value-type="string">
            <text:p>ivo://astronet.ru/cas/ucac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ucac2&amp;amp;tab=main&amp;amp;</text:p>
          </table:table-cell>
        </table:table-row>
        <table:table-row table:style-name="ro1">
          <table:table-cell/>
          <table:table-cell office:value-type="string">
            <text:p>ivo://astronet.ru/cas/ucac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  <table:table-cell office:value-type="string">
            <text:p>http://vo.astronet.ru/sai_cas/conesearch?cat=ucac3&amp;amp;tab=main&amp;amp;</text:p>
          </table:table-cell>
        </table:table-row>
        <table:table-row table:style-name="ro1">
          <table:table-cell/>
          <table:table-cell office:value-type="string">
            <text:p>ivo://astronet.ru/cas/usnoa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usnoa2&amp;amp;tab=main&amp;amp;</text:p>
          </table:table-cell>
        </table:table-row>
        <table:table-row table:style-name="ro1">
          <table:table-cell/>
          <table:table-cell office:value-type="string">
            <text:p>ivo://astronet.ru/cas/usnob1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usnob1&amp;amp;tab=main&amp;amp;</text:p>
          </table:table-cell>
        </table:table-row>
        <table:table-row table:style-name="ro1">
          <table:table-cell/>
          <table:table-cell office:value-type="string">
            <text:p>ivo://astronet.ru/cas/xmm2p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9"/>
          <table:table-cell office:value-type="string">
            <text:p>http://vo.astronet.ru/sai_cas/conesearch?cat=xmm2p&amp;amp;tab=main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Cadc</text:p>
          </table:table-cell>
          <table:table-cell table:style-name="ce4"/>
          <table:table-cell table:number-columns-repeated="27"/>
          <table:table-cell table:style-name="ce4"/>
        </table:table-row>
        <table:table-row table:style-name="ro2">
          <table:table-cell/>
          <table:table-cell table:style-name="ce4" office:value-type="string">
            <text:p>1,The VOX:Image_Tit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VOX:BandPass_Unit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VOX:Image_Naxis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INST_ID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VOX:BandPass_ID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6,cannot connect to web page or response could not be parsed</text:p>
          </table:table-cell>
          <table:table-cell office:value-type="float" office:value="3">
            <text:p>3</text:p>
          </table:table-cell>
          <table:table-cell table:number-columns-repeated="26"/>
          <table:table-cell table:style-name="ce4"/>
        </table:table-row>
        <table:table-row table:style-name="ro2">
          <table:table-cell/>
          <table:table-cell table:style-name="ce4" office:value-type="string">
            <text:p>7,The VOX:Image_Scale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8,The VOX:Image_Format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9,The VOX:Image_Scale column must have datatype='double'.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10,The VOX:Image_Naxis column must have datatype='int'.<text:tab/>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3">
          <table:table-cell/>
          <table:table-cell table:style-name="ce4" office:value-type="string">
            <text:p>11,VOTable must contain exactly one RESOURCE with type='results'. 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cadc.nrc.ca/siap/cadc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query?</text:p>
          </table:table-cell>
        </table:table-row>
        <table:table-row table:style-name="ro1">
          <table:table-cell/>
          <table:table-cell office:value-type="string">
            <text:p>ivo://cadc.nrc.ca/siap/cfht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CFHT/query?</text:p>
          </table:table-cell>
        </table:table-row>
        <table:table-row table:style-name="ro1">
          <table:table-cell/>
          <table:table-cell office:value-type="string">
            <text:p>ivo://cadc.nrc.ca/siap/hst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HST/query?</text:p>
          </table:table-cell>
        </table:table-row>
        <table:table-row table:style-name="ro1">
          <table:table-cell/>
          <table:table-cell office:value-type="string">
            <text:p>ivo://cadc.nrc.ca/siap/jcmt</text:p>
          </table:table-cell>
          <table:table-cell/>
          <table:table-cell table:number-columns-repeated="5"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15"/>
          <table:table-cell office:value-type="string">
            <text:p>http://www.cadc-ccda.hia-iha.nrc-cnrc.gc.ca/sia/JCMT/query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CXC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The VOX:Image_Sca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TABLE must contain exactly one FIELD with ucd='ID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TABLE must contain exactly one FIELD with ucd='POS_EQ_RA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TABLE must contain exactly one FIELD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Apparent communication error produced an exception inside the validater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cxc.harvard.edu/cda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0"/>
          <table:table-cell office:value-type="string">
            <text:p>http://cda.harvard.edu/siap/queryImages</text:p>
          </table:table-cell>
        </table:table-row>
        <table:table-row table:style-name="ro1">
          <table:table-cell/>
          <table:table-cell office:value-type="string">
            <text:p>ivo://cxc.harvard.edu/csc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2"/>
          <table:table-cell office:value-type="string">
            <text:p>http://cda.cfa.harvard.edu/cscvo/coneSearch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Esavo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Legal query produced an ERROR result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 This service url is mal-formed. It is missing either a '?' or '&amp;' at the en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cannot connect to web page or response could not be parse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esavo/isda/siap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http://isda.esac.esa.int:8080/aio/jsp/metadata.jsp?resource_class=ods</text:p>
          </table:table-cell>
        </table:table-row>
        <table:table-row table:style-name="ro1">
          <table:table-cell/>
          <table:table-cell office:value-type="string">
            <text:p>ivo://esavo/iso/siap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4"/>
          <table:table-cell office:value-type="string">
            <text:p>http://archives.esac.esa.int/ida/aio/jsp/siap.jsp?imageType=image</text:p>
          </table:table-cell>
        </table:table-row>
        <table:table-row table:style-name="ro1">
          <table:table-cell/>
          <table:table-cell office:value-type="string">
            <text:p>ivo://esavo/xmm/siap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xsa.esac.esa.int:8080/aio/jsp/siap.jsp?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USN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cannot connect to web page or response could not be parse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fs.usno/cat/nomad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www.nofs.navy.mil/cgi-bin/vo_cone.cgi?CAT=NOMAD&amp;amp;</text:p>
          </table:table-cell>
        </table:table-row>
        <table:table-row table:style-name="ro1">
          <table:table-cell/>
          <table:table-cell office:value-type="string">
            <text:p>ivo://fs.usno/cat/usnob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www.nofs.navy.mil/cgi-bin/vo_cone.cgi?CAT=USNO-B1&amp;amp;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Ia2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cannot find an imageurl</text:p>
          </table:table-cell>
          <table:table-cell table:style-name="ce1"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TABLE must contain exactly one FIELD or PARAM with 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ucd = ''VOX:Image_Scale''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ia2.inaf.it/LBT/generic/siap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LbtWs/ResponseServlet?</text:p>
          </table:table-cell>
        </table:table-row>
        <table:table-row table:style-name="ro1">
          <table:table-cell/>
          <table:table-cell office:value-type="string">
            <text:p>ivo://ia2.inaf.it/hosted/tirgo/arnic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ivoa/resources/siap/58?</text:p>
          </table:table-cell>
        </table:table-row>
        <table:table-row table:style-name="ro1">
          <table:table-cell/>
          <table:table-cell office:value-type="string">
            <text:p>ivo://ia2.inaf.it/tng/lrs/siap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ivoa/resources/siap/12?</text:p>
          </table:table-cell>
        </table:table-row>
        <table:table-row table:style-name="ro1">
          <table:table-cell/>
          <table:table-cell office:value-type="string">
            <text:p>ivo://ia2.inaf.it/tng/nics/sia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palantir10.oats.inaf.it:8080/ivoa/resources/siap/11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Ia2 inaf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ia2.inaf/TNG/SI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natzgul3.oats.inaf.it:8080/servlets/servlet/SibillaImage?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IRSA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POS_EQ_RA_MAIN column must have datatype='double'.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POS_EQ_DEC_MAIN column must have datatype='double'.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4,The VOX:WCS_CoordRefPixel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5,The VOX:Image_Naxis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6,The VOX:WCS_CoordRefValue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7,The VOX:Image_Scale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8,This service url is mal-formed. It is missing either a '?' or '&amp;' at the end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9,Service should report syntax errors (such as bad position formats)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0,The TABLE must contain exactly one FIELD or PARAM with 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ucd='VOX:Image_AccessReference'.<text:tab/>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1,The TABLE must contain exactly one FIELD or PARAM with ucd='POS_EQ_DEC_MAIN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2,The TABLE must contain exactly one FIELD or PARAM with ucd='VOX:Image_Scale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3,The TABLE must contain exactly one FIELD or PARAM with ucd='VOX:Image_Title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4,The POS_EQ_RA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5,On error, RESOURCE must include one INFO element with name="QUERY_STATUS"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6,The TABLE must contain exactly one FIELD or PARAM with ucd='VOX:Image_Naxes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7,The TABLE must contain exactly one FIELD or PARAM with ucd='VOX:Image_Format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8,The TABLE must contain exactly one FIELD or PARAM with ucd='POS_EQ_RA_MAIN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9,The POS_EQ_DEC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0,There must be exactly one TABLE in the RESOURCE containing the results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1,The TABLE must contain exactly one FIELD or PARAM with ucd='VOX:Image_Naxis'.<text:tab/>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2,Error message must appear in an INFO or PARAM with name='Error' in required location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3,cannot connect to web page or response could not be parse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irsa.ipac/2MASS-ASKY-AT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number-columns-repeated="10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http://irsa.ipac.caltech.edu/cgi-bin/2MASS/IM/nph-im_sia?type=at&amp;amp;ds=asky</text:p>
          </table:table-cell>
        </table:table-row>
        <table:table-row table:style-name="ro1">
          <table:table-cell/>
          <table:table-cell office:value-type="string">
            <text:p>ivo://irsa.ipac/2MASS-PSC</text:p>
          </table:table-cell>
          <table:table-cell/>
          <table:table-cell office:value-type="string">
            <text:p><text:s/></text:p>
          </table:table-cell>
          <table:table-cell table:style-name="Default"/>
          <table:table-cell table:number-columns-repeated="20"/>
          <table:table-cell office:value-type="string">
            <text:p>x</text:p>
          </table:table-cell>
          <table:table-cell table:number-columns-repeated="3"/>
          <table:table-cell office:value-type="string">
            <text:p>http://irsa.ipac.caltech.edu/cgi-bin/Oasis/CatSearch/nph-catsearch?CAT=fp_psc&amp;amp;</text:p>
          </table:table-cell>
        </table:table-row>
        <table:table-row table:style-name="ro1">
          <table:table-cell/>
          <table:table-cell office:value-type="string">
            <text:p>ivo://irsa.ipac/2MASS-QL</text:p>
          </table:table-cell>
          <table:table-cell table:number-columns-repeated="2"/>
          <table:table-cell table:style-name="Default"/>
          <table:table-cell/>
          <table:table-cell table:number-columns-repeated="10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http://irsa.ipac.caltech.edu/cgi-bin/2MASS/IM/nph-im_sia?type=ql&amp;amp;ds=asky</text:p>
          </table:table-cell>
        </table:table-row>
        <table:table-row table:style-name="ro1">
          <table:table-cell/>
          <table:table-cell office:value-type="string">
            <text:p>ivo://irsa.ipac/2MASS-XSC</text:p>
          </table:table-cell>
          <table:table-cell/>
          <table:table-cell office:value-type="string">
            <text:p><text:s/>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http://irsa.ipac.caltech.edu/cgi-bin/Oasis/CatSearch/nph-catsearch?CAT=fp_xsc&amp;amp;</text:p>
          </table:table-cell>
        </table:table-row>
        <table:table-row table:style-name="ro1">
          <table:table-cell/>
          <table:table-cell office:value-type="string">
            <text:p>ivo://irsa.ipac/COSMO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COSMOS&amp;amp;hdr_location=%5CCOSMOSDataPath%5C&amp;amp;collection_desc=Cosmic+Evolution+Survey+with+HST+%28COSMOS%29&amp;amp;SIAP_ACTIVE=1&amp;amp;</text:p>
          </table:table-cell>
        </table:table-row>
        <table:table-row table:style-name="ro1">
          <table:table-cell/>
          <table:table-cell office:value-type="string">
            <text:p>ivo://irsa.ipac/EIGA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EIGA&amp;amp;hdr_location=%5CEIGADataPath%5C&amp;amp;SIAP_ACTIVE=1&amp;amp;collection_desc=The+Extended+IRAS+Galaxy+Atlas+%28EIGA%29&amp;amp;</text:p>
          </table:table-cell>
        </table:table-row>
        <table:table-row table:style-name="ro1">
          <table:table-cell/>
          <table:table-cell office:value-type="string">
            <text:p>ivo://irsa.ipac/FLS_ELAISN1_R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ELAISN1_R&amp;amp;hdr_location=%5CFLS_ELAISN1_RDataPath%5C&amp;amp;collection_desc=Spitzer+First+Look+Survey+%28FLS%29+--+NOAO+ELAIS+N1+--+R+%28FLS_ELAISN1_R%29&amp;amp;SIAP_ACTIVE=1&amp;amp;</text:p>
          </table:table-cell>
        </table:table-row>
        <table:table-row table:style-name="ro1">
          <table:table-cell/>
          <table:table-cell office:value-type="string">
            <text:p>ivo://irsa.ipac/FLS_MAIN_R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MAIN_R&amp;amp;hdr_location=%5CFLS_MAIN_RDataPath%5C&amp;amp;collection_desc=Spitzer+First+Look+Survey+%28FLS%29+--+NOAO+Extragalactic+--+R+%28FLS_MAIN_R%29&amp;amp;SIAP_ACTIVE=1&amp;amp;</text:p>
          </table:table-cell>
        </table:table-row>
        <table:table-row table:style-name="ro1">
          <table:table-cell/>
          <table:table-cell office:value-type="string">
            <text:p>ivo://irsa.ipac/FirstLook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VLA&amp;amp;hdr_location=%5CFLS_VLADataPath%5C&amp;amp;collection_desc=Spitzer+First+Look+Survey+--+Ancillary+VLA+Data+%28FLS_VLA%29&amp;amp;SIAP_ACTIVE=1&amp;amp;</text:p>
          </table:table-cell>
        </table:table-row>
        <table:table-row table:style-name="ro1">
          <table:table-cell/>
          <table:table-cell office:value-type="string">
            <text:p>ivo://irsa.ipac/I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GA&amp;amp;hdr_location=%5CIGADataPath%5C&amp;amp;SIAP_ACTIVE=1&amp;amp;collection_desc=The+IRAS+Galaxy+Atlas+%28IGA%29&amp;amp;</text:p>
          </table:table-cell>
        </table:table-row>
        <table:table-row table:style-name="ro1">
          <table:table-cell/>
          <table:table-cell office:value-type="string">
            <text:p>ivo://irsa.ipac/IRT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RTS&amp;amp;hdr_location=%5CIRTSDataPath%5C&amp;amp;SIAP_ACTIVE=1&amp;amp;collection_desc=The+Infrared+Telescope+in+Space+%28IRTS%29&amp;amp;</text:p>
          </table:table-cell>
        </table:table-row>
        <table:table-row table:style-name="ro1">
          <table:table-cell/>
          <table:table-cell office:value-type="string">
            <text:p>ivo://irsa.ipac/ISS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SSA&amp;amp;hdr_location=%5CISSADataPath%5C&amp;amp;SIAP_ACTIVE=1&amp;amp;collection_desc=The+IRAS+Sky+Survey+Atlas+%28ISSA%29&amp;amp;</text:p>
          </table:table-cell>
        </table:table-row>
        <table:table-row table:style-name="ro1">
          <table:table-cell/>
          <table:table-cell office:value-type="string">
            <text:p>ivo://irsa.ipac/L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LGA&amp;amp;hdr_location=%5CLGADataPath%5C&amp;amp;SIAP_ACTIVE=1&amp;amp;collection_desc=2MASS+Large+Galaxy+Atlas+%28LGA%29&amp;amp;</text:p>
          </table:table-cell>
        </table:table-row>
        <table:table-row table:style-name="ro1">
          <table:table-cell/>
          <table:table-cell office:value-type="string">
            <text:p>ivo://irsa.ipac/Lockman-Hol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LH&amp;amp;hdr_location=%5CLHDataPath%5C&amp;amp;collection_desc=2MASS+6X+Lockman+Hole+%28LH%29+Ancillary+Data+Atlas&amp;amp;SIAP_ACTIVE=1&amp;amp;</text:p>
          </table:table-cell>
        </table:table-row>
        <table:table-row table:style-name="ro1">
          <table:table-cell/>
          <table:table-cell office:value-type="string">
            <text:p>ivo://irsa.ipac/MAST-Scrapbook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8"/>
          <table:table-cell office:value-type="string">
            <text:p>http://irsa.ipac.caltech.edu/cgi-bin/Atlas/nph-atlas?mission=Scrapbook&amp;amp;hdr_location=%5CScrapbookDataPath%5C&amp;amp;collection_desc=The+MAST+Image%2FSpectra+Scrapbook+%28Scrapbook%29&amp;amp;SIAP_ACTIVE=1</text:p>
          </table:table-cell>
        </table:table-row>
        <table:table-row table:style-name="ro1">
          <table:table-cell/>
          <table:table-cell office:value-type="string">
            <text:p>ivo://irsa.ipac/MI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MIGA&amp;amp;hdr_location=%5CMIGADataPath%5C&amp;amp;SIAP_ACTIVE=1&amp;amp;collection_desc=The+Mid-Infrared+Galaxy+Atlas+%28MIGA%29&amp;amp;</text:p>
          </table:table-cell>
        </table:table-row>
        <table:table-row table:style-name="ro1">
          <table:table-cell/>
          <table:table-cell office:value-type="string">
            <text:p>ivo://irsa.ipac/MS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MSX&amp;amp;hdr_location=%5CMSXDataPath%5C&amp;amp;SIAP_ACTIVE=1&amp;amp;collection_desc=The+Midcourse+Space+Experiment+%28MSX%29&amp;amp;</text:p>
          </table:table-cell>
        </table:table-row>
        <table:table-row table:style-name="ro1">
          <table:table-cell/>
          <table:table-cell office:value-type="string">
            <text:p>ivo://irsa.ipac/SWIR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SWIRE&amp;amp;hdr_location=%5CSWIREDataPath%5C&amp;amp;collection_desc=The+Spitzer+Wide-area+InfraRed+Extragalactic+Survey+%28SWIRE%29&amp;amp;SIAP_ACTIVE=1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JV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The VOX:WCS_CDMatrix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VOX:WCS_CoordRefPixel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VOX:Image_Naxis column must have arraysize='*'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VOX:WCS_CoordRefValue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Apparent communication error produced an exception inside the validater: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The VOX:Image_Scale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The VOX:Image_MJDateObs column must have datatype='double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8,The TABLE must contain exactly one FIELD or PARAM with ucd='VOX:Image_Naxes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9,The VOX:Image_MJDateObs column must be defined as a scalar--i.e. arraysize="1", arraysize="", or not provided (preferred).<text:tab/>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0,This service url is mal-formed. It is missing either a '?' or '&amp;' at the end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1,The TABLE must contain exactly one FIELD or PARAM with ucd='POS_EQ_RA_MAIN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2,The VOX:WCS_CoordProjection column must have arraysize='3'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3,The TABLE must contain exactly one FIELD or PARAM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ivo://jvo/irsf</text:p>
          </table:table-cell>
          <table:table-cell/>
          <table:table-cell table:number-columns-repeated="7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4"/>
          <table:table-cell office:value-type="string">
            <text:p>http://jvo.nao.ac.jp/skynode/irsf.do</text:p>
          </table:table-cell>
        </table:table-row>
        <table:table-row table:style-name="ro1">
          <table:table-cell/>
          <table:table-cell office:value-type="string">
            <text:p>ivo://jvo/subaru/sxds/v1.0</text:p>
          </table:table-cell>
          <table:table-cell/>
          <table:table-cell table:number-columns-repeated="6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http://jvo.nao.ac.jp/skynode/sxds.do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Mast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,cannot find an imageurl</text:p>
          </table:table-cell>
          <table:table-cell office:value-type="float" office:value="15">
            <text:p>1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 This service url is mal-formed. It is missing either a '?' or '&amp;' at the end </text:p>
          </table:table-cell>
          <table:table-cell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mast.stsci/siap-cutout/goods.hst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eidol.php?</text:p>
          </table:table-cell>
        </table:table-row>
        <table:table-row table:style-name="ro1">
          <table:table-cell/>
          <table:table-cell office:value-type="string">
            <text:p>ivo://mast.stsci/siap/com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coma</text:p>
          </table:table-cell>
        </table:table-row>
        <table:table-row table:style-name="ro1">
          <table:table-cell/>
          <table:table-cell office:value-type="string">
            <text:p>ivo://mast.stsci/siap/goods.hst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GOODS&amp;amp;</text:p>
          </table:table-cell>
        </table:table-row>
        <table:table-row table:style-name="ro1">
          <table:table-cell/>
          <table:table-cell office:value-type="string">
            <text:p>ivo://mast.stsci/siap/hst.app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appp</text:p>
          </table:table-cell>
        </table:table-row>
        <table:table-row table:style-name="ro1">
          <table:table-cell/>
          <table:table-cell office:value-type="string">
            <text:p>ivo://mast.stsci/siap/hst.cosmo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cosmos&amp;amp;</text:p>
          </table:table-cell>
        </table:table-row>
        <table:table-row table:style-name="ro1">
          <table:table-cell/>
          <table:table-cell office:value-type="string">
            <text:p>ivo://mast.stsci/siap/hst.gem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gems&amp;amp;</text:p>
          </table:table-cell>
        </table:table-row>
        <table:table-row table:style-name="ro1">
          <table:table-cell/>
          <table:table-cell office:value-type="string">
            <text:p>ivo://mast.stsci/siap/hst.hdf_sout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HDF_SOUTH&amp;amp;</text:p>
          </table:table-cell>
        </table:table-row>
        <table:table-row table:style-name="ro1">
          <table:table-cell/>
          <table:table-cell office:value-type="string">
            <text:p>ivo://mast.stsci/siap/hst.hdf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HDF&amp;amp;</text:p>
          </table:table-cell>
        </table:table-row>
        <table:table-row table:style-name="ro1">
          <table:table-cell/>
          <table:table-cell office:value-type="string">
            <text:p>ivo://mast.stsci/siap/hst.helix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archive.stsci.edu/siap/search.php?id=HELIX&amp;amp;</text:p>
          </table:table-cell>
        </table:table-row>
        <table:table-row table:style-name="ro1">
          <table:table-cell/>
          <table:table-cell office:value-type="string">
            <text:p>ivo://mast.stsci/siap/hst.m51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m51&amp;amp;</text:p>
          </table:table-cell>
        </table:table-row>
        <table:table-row table:style-name="ro1">
          <table:table-cell/>
          <table:table-cell office:value-type="string">
            <text:p>ivo://mast.stsci/siap/hst.maoz_atla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maoz_atlas&amp;amp;</text:p>
          </table:table-cell>
        </table:table-row>
        <table:table-row table:style-name="ro1">
          <table:table-cell/>
          <table:table-cell office:value-type="string">
            <text:p>ivo://mast.stsci/siap/hst.preview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HST</text:p>
          </table:table-cell>
        </table:table-row>
        <table:table-row table:style-name="ro1">
          <table:table-cell/>
          <table:table-cell office:value-type="string">
            <text:p>ivo://mast.stsci/siap/hst.tno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TNO&amp;amp;</text:p>
          </table:table-cell>
        </table:table-row>
        <table:table-row table:style-name="ro1">
          <table:table-cell/>
          <table:table-cell office:value-type="string">
            <text:p>ivo://mast.stsci/siap/hst.udf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&amp;amp;</text:p>
          </table:table-cell>
        </table:table-row>
        <table:table-row table:style-name="ro1">
          <table:table-cell/>
          <table:table-cell office:value-type="string">
            <text:p>ivo://mast.stsci/siap/stage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stages&amp;amp;</text:p>
          </table:table-cell>
        </table:table-row>
        <table:table-row table:style-name="ro1">
          <table:table-cell/>
          <table:table-cell office:value-type="string">
            <text:p>ivo://mast.stsci/siap/udf05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05&amp;amp;</text:p>
          </table:table-cell>
        </table:table-row>
        <table:table-row table:style-name="ro1">
          <table:table-cell/>
          <table:table-cell office:value-type="string">
            <text:p>ivo://mast.stsci/siap/udfuv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uv&amp;amp;</text:p>
          </table:table-cell>
        </table:table-row>
        <table:table-row table:style-name="ro1">
          <table:table-cell/>
          <table:table-cell office:value-type="string">
            <text:p>ivo://mast.stsci/stpr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tpr/vo_search.php?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MSSL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1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2, The RESOURCE element must contain exactly one TABLE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3,VOTable must contain only one RESOURCE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mssl.ucl.ac.uk/DFBS/con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byurakan.oact.inaf.it/ssa?REQUEST=queryData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HEASARC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,The TABLE must contain exactly one FIELD with ucd='ID_MAIN'.</text:p>
          </table:table-cell>
          <table:table-cell office:value-type="float" office:value="36">
            <text:p>3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Values in the ID_MAIN column must be unique.</text:p>
          </table:table-cell>
          <table:table-cell office:value-type="float" office:value="47">
            <text:p>4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3,cannot find an ImageURL</text:p>
          </table:table-cell>
          <table:table-cell office:value-type="float" office:value="9">
            <text:p>9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4,cannot connect to web page or response could not be parse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5,The ID_MAIN column must have a string-appropriate arraysize (recommend '*').<text:tab/>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6,The ID_MAIN column must have datatype='char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nasa.heasarc/bbxr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bbxrt&amp;amp;</text:p>
          </table:table-cell>
        </table:table-row>
        <table:table-row table:style-name="ro1">
          <table:table-cell/>
          <table:table-cell office:value-type="string">
            <text:p>ivo://nasa.heasarc/bmwchan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bmwchancat&amp;amp;</text:p>
          </table:table-cell>
        </table:table-row>
        <table:table-row table:style-name="ro1">
          <table:table-cell/>
          <table:table-cell office:value-type="string">
            <text:p>ivo://nasa.heasarc/carinaxmm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arinaxmm&amp;amp;</text:p>
          </table:table-cell>
        </table:table-row>
        <table:table-row table:style-name="ro1">
          <table:table-cell/>
          <table:table-cell office:value-type="string">
            <text:p>ivo://nasa.heasarc/chandfn2ms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heasarc.gsfc.nasa.gov/cgi-bin/vo/cone/coneGet.pl?table=chandfn2ms&amp;amp;</text:p>
          </table:table-cell>
        </table:table-row>
        <table:table-row table:style-name="ro1">
          <table:table-cell/>
          <table:table-cell office:value-type="string">
            <text:p>ivo://nasa.heasarc/chandfs2ms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>
            <text:p>http://heasarc.gsfc.nasa.gov/cgi-bin/vo/cone/coneGet.pl?table=chandfs2ms&amp;amp;</text:p>
          </table:table-cell>
        </table:table-row>
        <table:table-row table:style-name="ro1">
          <table:table-cell/>
          <table:table-cell office:value-type="string">
            <text:p>ivo://nasa.heasarc/chanextdf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hanextdfs&amp;amp;</text:p>
          </table:table-cell>
        </table:table-row>
        <table:table-row table:style-name="ro1">
          <table:table-cell/>
          <table:table-cell office:value-type="string">
            <text:p>ivo://nasa.heasarc/cmaimag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maimage&amp;amp;</text:p>
          </table:table-cell>
        </table:table-row>
        <table:table-row table:style-name="ro1">
          <table:table-cell/>
          <table:table-cell office:value-type="string">
            <text:p>ivo://nasa.heasarc/cosbmap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osbmaps&amp;amp;</text:p>
          </table:table-cell>
        </table:table-row>
        <table:table-row table:style-name="ro1">
          <table:table-cell/>
          <table:table-cell office:value-type="string">
            <text:p>ivo://nasa.heasarc/cpstar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cpstars&amp;amp;</text:p>
          </table:table-cell>
        </table:table-row>
        <table:table-row table:style-name="ro1">
          <table:table-cell/>
          <table:table-cell office:value-type="string">
            <text:p>ivo://nasa.heasarc/denisiga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denisigal&amp;amp;</text:p>
          </table:table-cell>
        </table:table-row>
        <table:table-row table:style-name="ro1">
          <table:table-cell/>
          <table:table-cell office:value-type="string">
            <text:p>ivo://nasa.heasarc/egr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grcat&amp;amp;</text:p>
          </table:table-cell>
        </table:table-row>
        <table:table-row table:style-name="ro1">
          <table:table-cell/>
          <table:table-cell office:value-type="string">
            <text:p>ivo://nasa.heasarc/egret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gret3&amp;amp;</text:p>
          </table:table-cell>
        </table:table-row>
        <table:table-row table:style-name="ro1">
          <table:table-cell/>
          <table:table-cell office:value-type="string">
            <text:p>ivo://nasa.heasarc/egretdata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egretdata&amp;amp;</text:p>
          </table:table-cell>
        </table:table-row>
        <table:table-row table:style-name="ro1">
          <table:table-cell/>
          <table:table-cell office:value-type="string">
            <text:p>ivo://nasa.heasarc/einstein2e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einstein2e&amp;amp;</text:p>
          </table:table-cell>
        </table:table-row>
        <table:table-row table:style-name="ro1">
          <table:table-cell/>
          <table:table-cell office:value-type="string">
            <text:p>ivo://nasa.heasarc/erosxm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rosxmm&amp;amp;</text:p>
          </table:table-cell>
        </table:table-row>
        <table:table-row table:style-name="ro1">
          <table:table-cell/>
          <table:table-cell office:value-type="string">
            <text:p>ivo://nasa.heasarc/euvemast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uvemaster&amp;amp;</text:p>
          </table:table-cell>
        </table:table-row>
        <table:table-row table:style-name="ro1">
          <table:table-cell/>
          <table:table-cell office:value-type="string">
            <text:p>ivo://nasa.heasarc/exm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ms&amp;amp;</text:p>
          </table:table-cell>
        </table:table-row>
        <table:table-row table:style-name="ro1">
          <table:table-cell/>
          <table:table-cell office:value-type="string">
            <text:p>ivo://nasa.heasarc/exo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olog&amp;amp;</text:p>
          </table:table-cell>
        </table:table-row>
        <table:table-row table:style-name="ro1">
          <table:table-cell/>
          <table:table-cell office:value-type="string">
            <text:p>ivo://nasa.heasarc/exomaster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omaster&amp;amp;</text:p>
          </table:table-cell>
        </table:table-row>
        <table:table-row table:style-name="ro1">
          <table:table-cell/>
          <table:table-cell office:value-type="string">
            <text:p>ivo://nasa.heasarc/exopub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heasarc.gsfc.nasa.gov/cgi-bin/vo/cone/coneGet.pl?table=exopubs&amp;amp;</text:p>
          </table:table-cell>
        </table:table-row>
        <table:table-row table:style-name="ro1">
          <table:table-cell/>
          <table:table-cell office:value-type="string">
            <text:p>ivo://nasa.heasarc/fermilasp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fermilasp&amp;amp;</text:p>
          </table:table-cell>
        </table:table-row>
        <table:table-row table:style-name="ro1">
          <table:table-cell/>
          <table:table-cell office:value-type="string">
            <text:p>ivo://nasa.heasarc/fermilbs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fermilbsl&amp;amp;</text:p>
          </table:table-cell>
        </table:table-row>
        <table:table-row table:style-name="ro1">
          <table:table-cell/>
          <table:table-cell office:value-type="string">
            <text:p>ivo://nasa.heasarc/fpcsfit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fpcsfits&amp;amp;</text:p>
          </table:table-cell>
        </table:table-row>
        <table:table-row table:style-name="ro1">
          <table:table-cell/>
          <table:table-cell office:value-type="string">
            <text:p>ivo://nasa.heasarc/galex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alexlog&amp;amp;</text:p>
          </table:table-cell>
        </table:table-row>
        <table:table-row table:style-name="ro1">
          <table:table-cell/>
          <table:table-cell office:value-type="string">
            <text:p>ivo://nasa.heasarc/gc47tuc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c47tuccxo&amp;amp;</text:p>
          </table:table-cell>
        </table:table-row>
        <table:table-row table:style-name="ro1">
          <table:table-cell/>
          <table:table-cell office:value-type="string">
            <text:p>ivo://nasa.heasarc/gingabgd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gingabgd&amp;amp;</text:p>
          </table:table-cell>
        </table:table-row>
        <table:table-row table:style-name="ro1">
          <table:table-cell/>
          <table:table-cell office:value-type="string">
            <text:p>ivo://nasa.heasarc/gingaraw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ingaraw&amp;amp;</text:p>
          </table:table-cell>
        </table:table-row>
        <table:table-row table:style-name="ro1">
          <table:table-cell/>
          <table:table-cell office:value-type="string">
            <text:p>ivo://nasa.heasarc/hete2tl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0"/>
          <table:table-cell office:value-type="string">
            <text:p>http://heasarc.gsfc.nasa.gov/cgi-bin/vo/cone/coneGet.pl?table=hete2tl&amp;amp;</text:p>
          </table:table-cell>
        </table:table-row>
        <table:table-row table:style-name="ro1">
          <table:table-cell/>
          <table:table-cell office:value-type="string">
            <text:p>ivo://nasa.heasarc/hricfa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cfa&amp;amp;</text:p>
          </table:table-cell>
        </table:table-row>
        <table:table-row table:style-name="ro1">
          <table:table-cell/>
          <table:table-cell office:value-type="string">
            <text:p>ivo://nasa.heasarc/hriimage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image&amp;amp;</text:p>
          </table:table-cell>
        </table:table-row>
        <table:table-row table:style-name="ro1">
          <table:table-cell/>
          <table:table-cell office:value-type="string">
            <text:p>ivo://nasa.heasarc/hripho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phot&amp;amp;</text:p>
          </table:table-cell>
        </table:table-row>
        <table:table-row table:style-name="ro1">
          <table:table-cell/>
          <table:table-cell office:value-type="string">
            <text:p>ivo://nasa.heasarc/hstae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staec&amp;amp;</text:p>
          </table:table-cell>
        </table:table-row>
        <table:table-row table:style-name="ro1">
          <table:table-cell/>
          <table:table-cell office:value-type="string">
            <text:p>ivo://nasa.heasarc/hstpae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stpaec&amp;amp;</text:p>
          </table:table-cell>
        </table:table-row>
        <table:table-row table:style-name="ro1">
          <table:table-cell/>
          <table:table-cell office:value-type="string">
            <text:p>ivo://nasa.heasarc/infrar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nfrared&amp;amp;</text:p>
          </table:table-cell>
        </table:table-row>
        <table:table-row table:style-name="ro1">
          <table:table-cell/>
          <table:table-cell office:value-type="string">
            <text:p>ivo://nasa.heasarc/intgc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ntgccat&amp;amp;</text:p>
          </table:table-cell>
        </table:table-row>
        <table:table-row table:style-name="ro1">
          <table:table-cell/>
          <table:table-cell office:value-type="string">
            <text:p>ivo://nasa.heasarc/intpubl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ntpublic&amp;amp;</text:p>
          </table:table-cell>
        </table:table-row>
        <table:table-row table:style-name="ro1">
          <table:table-cell/>
          <table:table-cell office:value-type="string">
            <text:p>ivo://nasa.heasarc/intscw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heasarc.gsfc.nasa.gov/cgi-bin/vo/cone/coneGet.pl?table=intscw&amp;amp;</text:p>
          </table:table-cell>
        </table:table-row>
        <table:table-row table:style-name="ro1">
          <table:table-cell/>
          <table:table-cell office:value-type="string">
            <text:p>ivo://nasa.heasarc/ipcimage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heasarc.gsfc.nasa.gov/cgi-bin/vo/cone/coneGet.pl?table=ipcimage&amp;amp;</text:p>
          </table:table-cell>
        </table:table-row>
        <table:table-row table:style-name="ro1">
          <table:table-cell/>
          <table:table-cell office:value-type="string">
            <text:p>ivo://nasa.heasarc/ipcpho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pcphot&amp;amp;</text:p>
          </table:table-cell>
        </table:table-row>
        <table:table-row table:style-name="ro1">
          <table:table-cell/>
          <table:table-cell office:value-type="string">
            <text:p>ivo://nasa.heasarc/ipcultsof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pcultsoft&amp;amp;</text:p>
          </table:table-cell>
        </table:table-row>
        <table:table-row table:style-name="ro1">
          <table:table-cell/>
          <table:table-cell office:value-type="string">
            <text:p>ivo://nasa.heasarc/iram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ramlog&amp;amp;</text:p>
          </table:table-cell>
        </table:table-row>
        <table:table-row table:style-name="ro1">
          <table:table-cell/>
          <table:table-cell office:value-type="string">
            <text:p>ivo://nasa.heasarc/lalaboocxo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lalaboocxo&amp;amp;</text:p>
          </table:table-cell>
        </table:table-row>
        <table:table-row table:style-name="ro1">
          <table:table-cell/>
          <table:table-cell office:value-type="string">
            <text:p>ivo://nasa.heasarc/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le&amp;amp;</text:p>
          </table:table-cell>
        </table:table-row>
        <table:table-row table:style-name="ro1">
          <table:table-cell/>
          <table:table-cell office:value-type="string">
            <text:p>ivo://nasa.heasarc/m31ros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31rosxray&amp;amp;</text:p>
          </table:table-cell>
        </table:table-row>
        <table:table-row table:style-name="ro1">
          <table:table-cell/>
          <table:table-cell office:value-type="string">
            <text:p>ivo://nasa.heasarc/m33cxo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33cxoxray&amp;amp;</text:p>
          </table:table-cell>
        </table:table-row>
        <table:table-row table:style-name="ro1">
          <table:table-cell/>
          <table:table-cell office:value-type="string">
            <text:p>ivo://nasa.heasarc/m33xmm2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m33xmm2&amp;amp;</text:p>
          </table:table-cell>
        </table:table-row>
        <table:table-row table:style-name="ro1">
          <table:table-cell/>
          <table:table-cell office:value-type="string">
            <text:p>ivo://nasa.heasarc/m71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71cxo&amp;amp;</text:p>
          </table:table-cell>
        </table:table-row>
        <table:table-row table:style-name="ro1">
          <table:table-cell/>
          <table:table-cell office:value-type="string">
            <text:p>ivo://nasa.heasarc/mpcraw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pcraw&amp;amp;</text:p>
          </table:table-cell>
        </table:table-row>
        <table:table-row table:style-name="ro1">
          <table:table-cell/>
          <table:table-cell office:value-type="string">
            <text:p>ivo://nasa.heasarc/newmdwarf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ewmdwarfs&amp;amp;</text:p>
          </table:table-cell>
        </table:table-row>
        <table:table-row table:style-name="ro1">
          <table:table-cell/>
          <table:table-cell office:value-type="string">
            <text:p>ivo://nasa.heasarc/ngc2362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362cxo&amp;amp;</text:p>
          </table:table-cell>
        </table:table-row>
        <table:table-row table:style-name="ro1">
          <table:table-cell/>
          <table:table-cell office:value-type="string">
            <text:p>ivo://nasa.heasarc/ngc2516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516cxo&amp;amp;</text:p>
          </table:table-cell>
        </table:table-row>
        <table:table-row table:style-name="ro1">
          <table:table-cell/>
          <table:table-cell office:value-type="string">
            <text:p>ivo://nasa.heasarc/ngc2516xm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516xmm&amp;amp;</text:p>
          </table:table-cell>
        </table:table-row>
        <table:table-row table:style-name="ro1">
          <table:table-cell/>
          <table:table-cell office:value-type="string">
            <text:p>ivo://nasa.heasarc/ngc2547xmm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gc2547xmm&amp;amp;</text:p>
          </table:table-cell>
        </table:table-row>
        <table:table-row table:style-name="ro1">
          <table:table-cell/>
          <table:table-cell office:value-type="string">
            <text:p>ivo://nasa.heasarc/ngc6231xmm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gc6231xmm&amp;amp;</text:p>
          </table:table-cell>
        </table:table-row>
        <table:table-row table:style-name="ro1">
          <table:table-cell/>
          <table:table-cell office:value-type="string">
            <text:p>ivo://nasa.heasarc/ngc6530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6530cxo&amp;amp;</text:p>
          </table:table-cell>
        </table:table-row>
        <table:table-row table:style-name="ro1">
          <table:table-cell/>
          <table:table-cell office:value-type="string">
            <text:p>ivo://nasa.heasarc/orion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orionxray&amp;amp;</text:p>
          </table:table-cell>
        </table:table-row>
        <table:table-row table:style-name="ro1">
          <table:table-cell/>
          <table:table-cell office:value-type="string">
            <text:p>ivo://nasa.heasarc/oss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osse&amp;amp;</text:p>
          </table:table-cell>
        </table:table-row>
        <table:table-row table:style-name="ro1">
          <table:table-cell/>
          <table:table-cell office:value-type="string">
            <text:p>ivo://nasa.heasarc/qorg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qorgcat&amp;amp;</text:p>
          </table:table-cell>
        </table:table-row>
        <table:table-row table:style-name="ro1">
          <table:table-cell/>
          <table:table-cell office:value-type="string">
            <text:p>ivo://nasa.heasarc/rassmaster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assmaster&amp;amp;</text:p>
          </table:table-cell>
        </table:table-row>
        <table:table-row table:style-name="ro1">
          <table:table-cell/>
          <table:table-cell office:value-type="string">
            <text:p>ivo://nasa.heasarc/rb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bs&amp;amp;</text:p>
          </table:table-cell>
        </table:table-row>
        <table:table-row table:style-name="ro1">
          <table:table-cell/>
          <table:table-cell office:value-type="string">
            <text:p>ivo://nasa.heasarc/rcw38cxo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cw38cxo&amp;amp;</text:p>
          </table:table-cell>
        </table:table-row>
        <table:table-row table:style-name="ro1">
          <table:table-cell/>
          <table:table-cell office:value-type="string">
            <text:p>ivo://nasa.heasarc/revisedlh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evisedlhs&amp;amp;</text:p>
          </table:table-cell>
        </table:table-row>
        <table:table-row table:style-name="ro1">
          <table:table-cell/>
          <table:table-cell office:value-type="string">
            <text:p>ivo://nasa.heasarc/rhooph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rhoophcxo&amp;amp;</text:p>
          </table:table-cell>
        </table:table-row>
        <table:table-row table:style-name="ro1">
          <table:table-cell/>
          <table:table-cell office:value-type="string">
            <text:p>ivo://nasa.heasarc/roshritot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roshritotal&amp;amp;</text:p>
          </table:table-cell>
        </table:table-row>
        <table:table-row table:style-name="ro1">
          <table:table-cell/>
          <table:table-cell office:value-type="string">
            <text:p>ivo://nasa.heasarc/rosmaster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master&amp;amp;</text:p>
          </table:table-cell>
        </table:table-row>
        <table:table-row table:style-name="ro1">
          <table:table-cell/>
          <table:table-cell office:value-type="string">
            <text:p>ivo://nasa.heasarc/rospspctota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pspctotal&amp;amp;</text:p>
          </table:table-cell>
        </table:table-row>
        <table:table-row table:style-name="ro1">
          <table:table-cell/>
          <table:table-cell office:value-type="string">
            <text:p>ivo://nasa.heasarc/rospsp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pspc&amp;amp;</text:p>
          </table:table-cell>
        </table:table-row>
        <table:table-row table:style-name="ro1">
          <table:table-cell/>
          <table:table-cell office:value-type="string">
            <text:p>ivo://nasa.heasarc/sas2map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as2maps&amp;amp;</text:p>
          </table:table-cell>
        </table:table-row>
        <table:table-row table:style-name="ro1">
          <table:table-cell/>
          <table:table-cell office:value-type="string">
            <text:p>ivo://nasa.heasarc/sas3ylog</text:p>
          </table:table-cell>
          <table:table-cell table:number-columns-repeated="27"/>
          <table:table-cell office:value-type="string">
            <text:p>http://heasarc.gsfc.nasa.gov/cgi-bin/vo/cone/coneGet.pl?table=sas3ylog&amp;amp;</text:p>
          </table:table-cell>
        </table:table-row>
        <table:table-row table:style-name="ro1">
          <table:table-cell/>
          <table:table-cell office:value-type="string">
            <text:p>ivo://nasa.heasarc/saxwfc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axwfclog&amp;amp;</text:p>
          </table:table-cell>
        </table:table-row>
        <table:table-row table:style-name="ro1">
          <table:table-cell/>
          <table:table-cell office:value-type="string">
            <text:p>ivo://nasa.heasarc/sc_cma_view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c_cma_view&amp;amp;</text:p>
          </table:table-cell>
        </table:table-row>
        <table:table-row table:style-name="ro1">
          <table:table-cell/>
          <table:table-cell office:value-type="string">
            <text:p>ivo://nasa.heasarc/skyview/cobeall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cobeall&amp;amp;</text:p>
          </table:table-cell>
        </table:table-row>
        <table:table-row table:style-name="ro1">
          <table:table-cell/>
          <table:table-cell office:value-type="string">
            <text:p>ivo://nasa.heasarc/skyview/mellinger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mellinger&amp;amp;</text:p>
          </table:table-cell>
        </table:table-row>
        <table:table-row table:style-name="ro1">
          <table:table-cell/>
          <table:table-cell office:value-type="string">
            <text:p>ivo://nasa.heasarc/skyview/rass.2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.25kev&amp;amp;</text:p>
          </table:table-cell>
        </table:table-row>
        <table:table-row table:style-name="ro1">
          <table:table-cell/>
          <table:table-cell office:value-type="string">
            <text:p>ivo://nasa.heasarc/skyview/rass.7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.75kev&amp;amp;</text:p>
          </table:table-cell>
        </table:table-row>
        <table:table-row table:style-name="ro1">
          <table:table-cell/>
          <table:table-cell office:value-type="string">
            <text:p>ivo://nasa.heasarc/skyview/rass1.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1.5kev&amp;amp;</text:p>
          </table:table-cell>
        </table:table-row>
        <table:table-row table:style-name="ro1">
          <table:table-cell/>
          <table:table-cell office:value-type="string">
            <text:p>ivo://nasa.heasarc/skyview/rassback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back&amp;amp;</text:p>
          </table:table-cell>
        </table:table-row>
        <table:table-row table:style-name="ro1">
          <table:table-cell/>
          <table:table-cell office:value-type="string">
            <text:p>ivo://nasa.heasarc/skyview/rass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kev&amp;amp;</text:p>
          </table:table-cell>
        </table:table-row>
        <table:table-row table:style-name="ro1">
          <table:table-cell/>
          <table:table-cell office:value-type="string">
            <text:p>ivo://nasa.heasarc/skyview/sums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sumss&amp;amp;</text:p>
          </table:table-cell>
        </table:table-row>
        <table:table-row table:style-name="ro1">
          <table:table-cell/>
          <table:table-cell office:value-type="string">
            <text:p>ivo://nasa.heasarc/skyview/wenss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wenss&amp;amp;</text:p>
          </table:table-cell>
        </table:table-row>
        <table:table-row table:style-name="ro1">
          <table:table-cell/>
          <table:table-cell office:value-type="string">
            <text:p>ivo://nasa.heasarc/smcrosxray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mcrosxray&amp;amp;</text:p>
          </table:table-cell>
        </table:table-row>
        <table:table-row table:style-name="ro1">
          <table:table-cell/>
          <table:table-cell office:value-type="string">
            <text:p>ivo://nasa.heasarc/spitzmast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pitzmastr&amp;amp;</text:p>
          </table:table-cell>
        </table:table-row>
        <table:table-row table:style-name="ro1">
          <table:table-cell/>
          <table:table-cell office:value-type="string">
            <text:p>ivo://nasa.heasarc/subpfc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ubpfclog&amp;amp;</text:p>
          </table:table-cell>
        </table:table-row>
        <table:table-row table:style-name="ro1">
          <table:table-cell/>
          <table:table-cell office:value-type="string">
            <text:p>ivo://nasa.heasarc/suzaxis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uzaxislog&amp;amp;</text:p>
          </table:table-cell>
        </table:table-row>
        <table:table-row table:style-name="ro1">
          <table:table-cell/>
          <table:table-cell office:value-type="string">
            <text:p>ivo://nasa.heasarc/swiftba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balog&amp;amp;</text:p>
          </table:table-cell>
        </table:table-row>
        <table:table-row table:style-name="ro1">
          <table:table-cell/>
          <table:table-cell office:value-type="string">
            <text:p>ivo://nasa.heasarc/swifttdrs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wifttdrss&amp;amp;</text:p>
          </table:table-cell>
        </table:table-row>
        <table:table-row table:style-name="ro1">
          <table:table-cell/>
          <table:table-cell office:value-type="string">
            <text:p>ivo://nasa.heasarc/swiftuv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uvlog&amp;amp;</text:p>
          </table:table-cell>
        </table:table-row>
        <table:table-row table:style-name="ro1">
          <table:table-cell/>
          <table:table-cell office:value-type="string">
            <text:p>ivo://nasa.heasarc/swiftxr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xrlog&amp;amp;</text:p>
          </table:table-cell>
        </table:table-row>
        <table:table-row table:style-name="ro1">
          <table:table-cell/>
          <table:table-cell office:value-type="string">
            <text:p>ivo://nasa.heasarc/ug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ugc&amp;amp;</text:p>
          </table:table-cell>
        </table:table-row>
        <table:table-row table:style-name="ro1">
          <table:table-cell/>
          <table:table-cell office:value-type="string">
            <text:p>ivo://nasa.heasarc/uvotbs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uvotbscat&amp;amp;</text:p>
          </table:table-cell>
        </table:table-row>
        <table:table-row table:style-name="ro1">
          <table:table-cell/>
          <table:table-cell office:value-type="string">
            <text:p>ivo://nasa.heasarc/vela5b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vela5b&amp;amp;</text:p>
          </table:table-cell>
        </table:table-row>
        <table:table-row table:style-name="ro1">
          <table:table-cell/>
          <table:table-cell office:value-type="string">
            <text:p>ivo://nasa.heasarc/vlacdfs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vlacdfscat&amp;amp;</text:p>
          </table:table-cell>
        </table:table-row>
        <table:table-row table:style-name="ro1">
          <table:table-cell/>
          <table:table-cell office:value-type="string">
            <text:p>ivo://nasa.heasarc/xbootesoi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bootesoid&amp;amp;</text:p>
          </table:table-cell>
        </table:table-row>
        <table:table-row table:style-name="ro1">
          <table:table-cell/>
          <table:table-cell office:value-type="string">
            <text:p>ivo://nasa.heasarc/xmdsvvds4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mdsvvds4s&amp;amp;</text:p>
          </table:table-cell>
        </table:table-row>
        <table:table-row table:style-name="ro1">
          <table:table-cell/>
          <table:table-cell office:value-type="string">
            <text:p>ivo://nasa.heasarc/xmmomob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mmomobj&amp;amp;</text:p>
          </table:table-cell>
        </table:table-row>
        <table:table-row table:style-name="ro1">
          <table:table-cell/>
          <table:table-cell office:value-type="string">
            <text:p>ivo://nasa.heasarc/xteasmquic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teasmquick&amp;amp;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5"/>
        <table:table-column table:style-name="co1" table:number-columns-repeated="24" table:default-cell-style-name="Default"/>
        <table:table-column table:style-name="co1" table:default-cell-style-name="ce1"/>
        <table:table-row table:style-name="ro1">
          <table:table-cell office:value-type="string">
            <text:p>3CR</text:p>
          </table:table-cell>
          <table:table-cell table:style-name="ce1" table:number-columns-repeated="2"/>
          <table:table-cell/>
          <table:table-cell table:style-name="Default"/>
          <table:table-cell table:number-columns-repeated="24"/>
          <table:table-cell table:style-name="ce6"/>
        </table:table-row>
        <table:table-row table:style-name="ro1">
          <table:table-cell/>
          <table:table-cell table:style-name="ce1" office:value-type="string">
            <text:p>1,malformed url or “;” missing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4"/>
          <table:table-cell table:style-name="ce6"/>
        </table:table-row>
        <table:table-row table:style-name="ro1">
          <table:table-cell/>
          <table:table-cell table:style-name="ce2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office:value-type="string">
            <text:p>ivo://3CRSnapshots/sia</text:p>
          </table:table-cell>
          <table:table-cell table:style-name="ce3"/>
          <table:table-cell office:value-type="string">
            <text:p>x</text:p>
          </table:table-cell>
          <table:table-cell table:style-name="Default"/>
          <table:table-cell table:number-columns-repeated="24"/>
          <table:table-cell table:style-name="ce3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/>
          <table:table-cell table:number-columns-repeated="24"/>
          <table:table-cell table:style-name="ce3"/>
        </table:table-row>
        <table:table-row table:style-name="ro1">
          <table:table-cell office:value-type="string">
            <text:p>Adil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url not found</text:p>
          </table:table-cell>
          <table:table-cell table:style-name="ce1"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dil.ncsa/targeted/SI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dil.ncsa/targeted/conesearc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Ages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The id main column must have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appropriate array size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ges.cardiff/ages_conesearch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NU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 The service url is malformed, missing either a '?' or '&amp;' at end</text:p>
          </table:table-cell>
          <table:table-cell table:style-name="ce1" office:value-type="float" office:value="4">
            <text:p>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2,cannot connect to web page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nusf.anu.au/macho/stars/ConeSear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vo://anusf.anu.au/macho/image/SIAP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vo://anusf.anu.au/macho/photometry/ConeSearc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nusf.anu.au/macho/image/ConeSear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ESO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cannot find an image url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office:value-type="string">
            <text:p>ivo://archive.eso.org/siap</text:p>
          </table:table-cell>
          <table:table-cell table:style-name="ce3"/>
          <table:table-cell office:value-type="string">
            <text:p>x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>
            <text:p>Archive.noao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The serivce url is malformed,missing either a '?' or '&amp;' at end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 The VOX:Image_PixFlags column must have arraysize ='*'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VOX:WCS_CoordProjection column must have arraysize ='3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rchive.noao.edu/nsa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Stsci</text:p>
          </table:table-cell>
          <table:table-cell table:style-name="ce1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 cannot connect to web page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VOX:Image_Naxis column must have datatype='int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VOX:Image_Titl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4,The VOX:BandPass_HiLimit column must have dataype = 'double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5,The VOX:WCS_CoordRefValu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6,The VOX:Image_Scal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7,The POS_EQ_DEC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8,VOTable must contain exactly one RESOURCE with type='results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9,The VOX:BandPass_Unit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0,The VOX:WCS_CoordRefPixel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1,The VOX:Image_Naxis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2,The VOX:Image_MJDateObs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3,The VOX:BandPass_LoLimit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4,The VOX:WCS_CoordRefValu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5,The VOX:Image_Format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6,The VOX:Image_Naxes column must have datatype='int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7,The VOX:BandPass_RefValu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8,The VOX:WCS_CoordRefPixel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9,The VOX:Image_Scale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0,The POS_EQ_RA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1,The VOX:Image_AccessReferenc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2,The VOX:BandPass_ID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3,The VOX:STC_CoordRefFrame column must have arraysize='*'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4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rchive.stsci.edu/cone/galex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galex.stsci.edu/gxWS/ConeSearch/gxConeSearch.aspx?</text:p>
          </table:table-cell>
        </table:table-row>
        <table:table-row table:style-name="ro1">
          <table:table-cell/>
          <table:table-cell office:value-type="string">
            <text:p>ivo://archive.stsci.edu/gsc/gsc2.3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gsss.stsci.edu/webservices/vo/ConeSearch.aspx?CAT=GSC23&amp;amp;</text:p>
          </table:table-cell>
        </table:table-row>
        <table:table-row table:style-name="ro1">
          <table:table-cell/>
          <table:table-cell office:value-type="string">
            <text:p>ivo://archive.stsci.edu/kepler_fov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kepler_fov/search.php?</text:p>
          </table:table-cell>
        </table:table-row>
        <table:table-row table:style-name="ro1">
          <table:table-cell/>
          <table:table-cell office:value-type="string">
            <text:p>ivo://archive.stsci.edu/kepler_hlsp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2"/>
          <table:table-cell office:value-type="string">
            <text:p>http://archive.stsci.edu/hlsp/search.php?hd_instrument=KEPLER</text:p>
          </table:table-cell>
        </table:table-row>
        <table:table-row table:style-name="ro1">
          <table:table-cell/>
          <table:table-cell office:value-type="string">
            <text:p>ivo://archive.stsci.edu/kepler_ktc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data_search/search.php?</text:p>
          </table:table-cell>
        </table:table-row>
        <table:table-row table:style-name="ro1">
          <table:table-cell/>
          <table:table-cell office:value-type="string">
            <text:p>ivo://archive.stsci.edu/kic1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kepler/kic10/search.php?</text:p>
          </table:table-cell>
        </table:table-row>
        <table:table-row table:style-name="ro1">
          <table:table-cell/>
          <table:table-cell office:value-type="string">
            <text:p>ivo://archive.stsci.edu/siap/galex</text:p>
          </table:table-cell>
          <table:table-cell table:number-columns-repeated="2"/>
          <table:table-cell table:number-columns-repeated="22" office:value-type="string">
            <text:p>x</text:p>
          </table:table-cell>
          <table:table-cell table:number-columns-repeated="3"/>
          <table:table-cell office:value-type="string">
            <text:p>http://galex.stsci.edu/gxWS/SIAP/gxSIAP.aspx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recib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The ID_MAIN column must have a string-appropriate arraysize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(recommend '*')</text:p>
          </table:table-cell>
          <table:table-cell table:number-columns-repeated="28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/>
          <table:table-cell office:value-type="string">
            <text:p>ivo://arecibo.cornell/hiarchive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ivo://arecibo.cornell/hiarchive/alfalfa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Astronet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VOTable must contain only one RESOURCE.</text:p>
          </table:table-cell>
          <table:table-cell office:value-type="float" office:value="25">
            <text:p>25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RESOURCE element must contain exactly one TABLE.</text:p>
          </table:table-cell>
          <table:table-cell office:value-type="float" office:value="25">
            <text:p>25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Error message must appear in an INFO or PARAM with name='Error' in required location</text:p>
          </table:table-cell>
          <table:table-cell office:value-type="float" office:value="27">
            <text:p>27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cannot connect to web page or response could not be parsed</text:p>
          </table:table-cell>
          <table:table-cell office:value-type="float" office:value="9">
            <text:p>9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TABLE must contain exactly one FIELD with ucd='ID_MAIN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 The TABLE must contain exactly one FIELD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 The TABLE must contain exactly one FIELD with ucd='POS_EQ_RA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astronet.ru/cas/deni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denis&amp;amp;tab=main&amp;amp;</text:p>
          </table:table-cell>
        </table:table-row>
        <table:table-row table:style-name="ro1">
          <table:table-cell/>
          <table:table-cell office:value-type="string">
            <text:p>ivo://astronet.ru/cas/gsc1_2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gsc1_2&amp;amp;tab=main&amp;amp;</text:p>
          </table:table-cell>
        </table:table-row>
        <table:table-row table:style-name="ro1">
          <table:table-cell/>
          <table:table-cell office:value-type="string">
            <text:p>ivo://astronet.ru/cas/gsc2_3_2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gsc2_3_2&amp;amp;tab=main&amp;amp;</text:p>
          </table:table-cell>
        </table:table-row>
        <table:table-row table:style-name="ro1">
          <table:table-cell/>
          <table:table-cell office:value-type="string">
            <text:p>ivo://astronet.ru/cas/noma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22"/>
          <table:table-cell office:value-type="string">
            <text:p>http://vo.astronet.ru/sai_cas/conesearch?cat=nomad&amp;amp;tab=main&amp;amp;</text:p>
          </table:table-cell>
        </table:table-row>
        <table:table-row table:style-name="ro1">
          <table:table-cell/>
          <table:table-cell office:value-type="string">
            <text:p>ivo://astronet.ru/cas/sdssdr5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5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5-phototag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>
            <text:p>http://vo.astronet.ru/sai_cas/conesearch?cat=sdssdr5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6-neighbor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neighbors&amp;amp;</text:p>
          </table:table-cell>
        </table:table-row>
        <table:table-row table:style-name="ro1">
          <table:table-cell/>
          <table:table-cell office:value-type="string">
            <text:p>ivo://astronet.ru/cas/sdssdr6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6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6-photoprofile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photoprofile&amp;amp;</text:p>
          </table:table-cell>
        </table:table-row>
        <table:table-row table:style-name="ro1">
          <table:table-cell/>
          <table:table-cell office:value-type="string">
            <text:p>ivo://astronet.ru/cas/sdssdr6-phototag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6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6-propermotion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6&amp;amp;tab=propermotions&amp;amp;</text:p>
          </table:table-cell>
        </table:table-row>
        <table:table-row table:style-name="ro1">
          <table:table-cell/>
          <table:table-cell office:value-type="string">
            <text:p>ivo://astronet.ru/cas/sdssdr7-fiel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field&amp;amp;</text:p>
          </table:table-cell>
        </table:table-row>
        <table:table-row table:style-name="ro1">
          <table:table-cell/>
          <table:table-cell office:value-type="string">
            <text:p>ivo://astronet.ru/cas/sdssdr7-matchhead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matchhead&amp;amp;</text:p>
          </table:table-cell>
        </table:table-row>
        <table:table-row table:style-name="ro1">
          <table:table-cell/>
          <table:table-cell office:value-type="string">
            <text:p>ivo://astronet.ru/cas/sdssdr7-match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match&amp;amp;</text:p>
          </table:table-cell>
        </table:table-row>
        <table:table-row table:style-name="ro1">
          <table:table-cell/>
          <table:table-cell office:value-type="string">
            <text:p>ivo://astronet.ru/cas/sdssdr7-neighbor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neighbors&amp;amp;</text:p>
          </table:table-cell>
        </table:table-row>
        <table:table-row table:style-name="ro1">
          <table:table-cell/>
          <table:table-cell office:value-type="string">
            <text:p>ivo://astronet.ru/cas/sdssdr7-photoobjall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7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7-photoprofile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profile&amp;amp;</text:p>
          </table:table-cell>
        </table:table-row>
        <table:table-row table:style-name="ro1">
          <table:table-cell/>
          <table:table-cell office:value-type="string">
            <text:p>ivo://astronet.ru/cas/sdssdr7-phototag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sdssdr7&amp;amp;tab=phototag&amp;amp;</text:p>
          </table:table-cell>
        </table:table-row>
        <table:table-row table:style-name="ro1">
          <table:table-cell/>
          <table:table-cell office:value-type="string">
            <text:p>ivo://astronet.ru/cas/sdssdr7-photoz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z2&amp;amp;</text:p>
          </table:table-cell>
        </table:table-row>
        <table:table-row table:style-name="ro1">
          <table:table-cell/>
          <table:table-cell office:value-type="string">
            <text:p>ivo://astronet.ru/cas/sdssdr7-photoz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hotoz&amp;amp;</text:p>
          </table:table-cell>
        </table:table-row>
        <table:table-row table:style-name="ro1">
          <table:table-cell/>
          <table:table-cell office:value-type="string">
            <text:p>ivo://astronet.ru/cas/sdssdr7-propermotion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propermotions&amp;amp;</text:p>
          </table:table-cell>
        </table:table-row>
        <table:table-row table:style-name="ro1">
          <table:table-cell/>
          <table:table-cell office:value-type="string">
            <text:p>ivo://astronet.ru/cas/sdssdr7-specline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lineall&amp;amp;</text:p>
          </table:table-cell>
        </table:table-row>
        <table:table-row table:style-name="ro1">
          <table:table-cell/>
          <table:table-cell office:value-type="string">
            <text:p>ivo://astronet.ru/cas/sdssdr7-speclineindex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lineindex&amp;amp;</text:p>
          </table:table-cell>
        </table:table-row>
        <table:table-row table:style-name="ro1">
          <table:table-cell/>
          <table:table-cell office:value-type="string">
            <text:p>ivo://astronet.ru/cas/sdssdr7-specobj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objall&amp;amp;</text:p>
          </table:table-cell>
        </table:table-row>
        <table:table-row table:style-name="ro1">
          <table:table-cell/>
          <table:table-cell office:value-type="string">
            <text:p>ivo://astronet.ru/cas/sdssdr7-specphotoall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ecphotoall&amp;amp;</text:p>
          </table:table-cell>
        </table:table-row>
        <table:table-row table:style-name="ro1">
          <table:table-cell/>
          <table:table-cell office:value-type="string">
            <text:p>ivo://astronet.ru/cas/sdssdr7-sppparams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sdssdr7&amp;amp;tab=sppparams&amp;amp;</text:p>
          </table:table-cell>
        </table:table-row>
        <table:table-row table:style-name="ro1">
          <table:table-cell/>
          <table:table-cell office:value-type="string">
            <text:p>ivo://astronet.ru/cas/twomass-psc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womass&amp;amp;tab=psc&amp;amp;</text:p>
          </table:table-cell>
        </table:table-row>
        <table:table-row table:style-name="ro1">
          <table:table-cell/>
          <table:table-cell office:value-type="string">
            <text:p>ivo://astronet.ru/cas/twomass-xsc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womass&amp;amp;tab=xsc&amp;amp;</text:p>
          </table:table-cell>
        </table:table-row>
        <table:table-row table:style-name="ro1">
          <table:table-cell/>
          <table:table-cell office:value-type="string">
            <text:p>ivo://astronet.ru/cas/tycho2-suppl_1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suppl_1&amp;amp;</text:p>
          </table:table-cell>
        </table:table-row>
        <table:table-row table:style-name="ro1">
          <table:table-cell/>
          <table:table-cell office:value-type="string">
            <text:p>ivo://astronet.ru/cas/tycho2-suppl_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suppl_2&amp;amp;</text:p>
          </table:table-cell>
        </table:table-row>
        <table:table-row table:style-name="ro1">
          <table:table-cell/>
          <table:table-cell office:value-type="string">
            <text:p>ivo://astronet.ru/cas/tycho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tycho2&amp;amp;tab=main&amp;amp;</text:p>
          </table:table-cell>
        </table:table-row>
        <table:table-row table:style-name="ro1">
          <table:table-cell/>
          <table:table-cell office:value-type="string">
            <text:p>ivo://astronet.ru/cas/ucac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ucac2&amp;amp;tab=main&amp;amp;</text:p>
          </table:table-cell>
        </table:table-row>
        <table:table-row table:style-name="ro1">
          <table:table-cell/>
          <table:table-cell office:value-type="string">
            <text:p>ivo://astronet.ru/cas/ucac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  <table:table-cell office:value-type="string">
            <text:p>http://vo.astronet.ru/sai_cas/conesearch?cat=ucac3&amp;amp;tab=main&amp;amp;</text:p>
          </table:table-cell>
        </table:table-row>
        <table:table-row table:style-name="ro1">
          <table:table-cell/>
          <table:table-cell office:value-type="string">
            <text:p>ivo://astronet.ru/cas/usnoa2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vo.astronet.ru/sai_cas/conesearch?cat=usnoa2&amp;amp;tab=main&amp;amp;</text:p>
          </table:table-cell>
        </table:table-row>
        <table:table-row table:style-name="ro1">
          <table:table-cell/>
          <table:table-cell office:value-type="string">
            <text:p>ivo://astronet.ru/cas/usnob1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vo.astronet.ru/sai_cas/conesearch?cat=usnob1&amp;amp;tab=main&amp;amp;</text:p>
          </table:table-cell>
        </table:table-row>
        <table:table-row table:style-name="ro1">
          <table:table-cell/>
          <table:table-cell office:value-type="string">
            <text:p>ivo://astronet.ru/cas/xmm2p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9"/>
          <table:table-cell office:value-type="string">
            <text:p>http://vo.astronet.ru/sai_cas/conesearch?cat=xmm2p&amp;amp;tab=main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Cadc</text:p>
          </table:table-cell>
          <table:table-cell table:style-name="ce4"/>
          <table:table-cell table:number-columns-repeated="27"/>
          <table:table-cell table:style-name="ce4"/>
        </table:table-row>
        <table:table-row table:style-name="ro1">
          <table:table-cell/>
          <table:table-cell table:style-name="ce4" office:value-type="string">
            <text:p>1,The VOX:Image_Tit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VOX:BandPass_Unit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VOX:Image_Naxis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INST_ID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VOX:BandPass_ID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6,cannot connect to web page or response could not be parsed</text:p>
          </table:table-cell>
          <table:table-cell office:value-type="float" office:value="3">
            <text:p>3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7,The VOX:Image_Scale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8,The VOX:Image_Format column must have arraysize='*'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9,The VOX:Image_Scale column must have datatype='double'.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10,The VOX:Image_Naxis column must have datatype='int'.<text:tab/>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/>
          <table:table-cell table:style-name="ce4" office:value-type="string">
            <text:p>11,VOTable must contain exactly one RESOURCE with type='results'. 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cadc.nrc.ca/siap/cadc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query?</text:p>
          </table:table-cell>
        </table:table-row>
        <table:table-row table:style-name="ro1">
          <table:table-cell/>
          <table:table-cell office:value-type="string">
            <text:p>ivo://cadc.nrc.ca/siap/cfht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CFHT/query?</text:p>
          </table:table-cell>
        </table:table-row>
        <table:table-row table:style-name="ro1">
          <table:table-cell/>
          <table:table-cell office:value-type="string">
            <text:p>ivo://cadc.nrc.ca/siap/hst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x</text:p>
          </table:table-cell>
          <table:table-cell table:number-columns-repeated="20"/>
          <table:table-cell office:value-type="string">
            <text:p>http://www.cadc-ccda.hia-iha.nrc-cnrc.gc.ca/sia/HST/query?</text:p>
          </table:table-cell>
        </table:table-row>
        <table:table-row table:style-name="ro1">
          <table:table-cell/>
          <table:table-cell office:value-type="string">
            <text:p>ivo://cadc.nrc.ca/siap/jcmt</text:p>
          </table:table-cell>
          <table:table-cell/>
          <table:table-cell table:number-columns-repeated="5"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15"/>
          <table:table-cell office:value-type="string">
            <text:p>http://www.cadc-ccda.hia-iha.nrc-cnrc.gc.ca/sia/JCMT/query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CXC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The VOX:Image_Sca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TABLE must contain exactly one FIELD with ucd='ID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TABLE must contain exactly one FIELD with ucd='POS_EQ_RA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TABLE must contain exactly one FIELD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Apparent communication error produced an exception inside the validater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cxc.harvard.edu/cda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0"/>
          <table:table-cell office:value-type="string">
            <text:p>http://cda.harvard.edu/siap/queryImages</text:p>
          </table:table-cell>
        </table:table-row>
        <table:table-row table:style-name="ro1">
          <table:table-cell/>
          <table:table-cell office:value-type="string">
            <text:p>ivo://cxc.harvard.edu/csc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2"/>
          <table:table-cell office:value-type="string">
            <text:p>http://cda.cfa.harvard.edu/cscvo/coneSearch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Esavo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Legal query produced an ERROR result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 This service url is mal-formed. It is missing either a '?' or '&amp;' at the en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cannot connect to web page or response could not be parse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esavo/isda/siap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http://isda.esac.esa.int:8080/aio/jsp/metadata.jsp?resource_class=ods</text:p>
          </table:table-cell>
        </table:table-row>
        <table:table-row table:style-name="ro1">
          <table:table-cell/>
          <table:table-cell office:value-type="string">
            <text:p>ivo://esavo/iso/siap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4"/>
          <table:table-cell office:value-type="string">
            <text:p>http://archives.esac.esa.int/ida/aio/jsp/siap.jsp?imageType=image</text:p>
          </table:table-cell>
        </table:table-row>
        <table:table-row table:style-name="ro1">
          <table:table-cell/>
          <table:table-cell office:value-type="string">
            <text:p>ivo://esavo/xmm/siap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xsa.esac.esa.int:8080/aio/jsp/siap.jsp?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USN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cannot connect to web page or response could not be parse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fs.usno/cat/nomad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www.nofs.navy.mil/cgi-bin/vo_cone.cgi?CAT=NOMAD&amp;amp;</text:p>
          </table:table-cell>
        </table:table-row>
        <table:table-row table:style-name="ro1">
          <table:table-cell/>
          <table:table-cell office:value-type="string">
            <text:p>ivo://fs.usno/cat/usnob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www.nofs.navy.mil/cgi-bin/vo_cone.cgi?CAT=USNO-B1&amp;amp;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Ia2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cannot find an imageurl</text:p>
          </table:table-cell>
          <table:table-cell table:style-name="ce1"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TABLE must contain exactly one FIELD or PARAM with 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ucd = ''VOX:Image_Scale''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ia2.inaf.it/LBT/generic/siap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LbtWs/ResponseServlet?</text:p>
          </table:table-cell>
        </table:table-row>
        <table:table-row table:style-name="ro1">
          <table:table-cell/>
          <table:table-cell office:value-type="string">
            <text:p>ivo://ia2.inaf.it/hosted/tirgo/arnic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ivoa/resources/siap/58?</text:p>
          </table:table-cell>
        </table:table-row>
        <table:table-row table:style-name="ro1">
          <table:table-cell/>
          <table:table-cell office:value-type="string">
            <text:p>ivo://ia2.inaf.it/tng/lrs/siap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palantir10.oats.inaf.it:8080/ivoa/resources/siap/12?</text:p>
          </table:table-cell>
        </table:table-row>
        <table:table-row table:style-name="ro1">
          <table:table-cell/>
          <table:table-cell office:value-type="string">
            <text:p>ivo://ia2.inaf.it/tng/nics/sia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palantir10.oats.inaf.it:8080/ivoa/resources/siap/11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Ia2 inaf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ia2.inaf/TNG/SIA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natzgul3.oats.inaf.it:8080/servlets/servlet/SibillaImage?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IRSA</text:p>
          </table:table-cell>
          <table:table-cell table:style-name="ce1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POS_EQ_RA_MAIN column must have datatype='double'.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3,The POS_EQ_DEC_MAIN column must have datatype='double'.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4,The VOX:WCS_CoordRefPixel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5,The VOX:Image_Naxis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6,The VOX:WCS_CoordRefValue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7,The VOX:Image_Scale column must have arraysize='*'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8,This service url is mal-formed. It is missing either a '?' or '&amp;' at the end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9,Service should report syntax errors (such as bad position formats)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0,The TABLE must contain exactly one FIELD or PARAM with 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ucd='VOX:Image_AccessReference'.<text:tab/>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1,The TABLE must contain exactly one FIELD or PARAM with ucd='POS_EQ_DEC_MAIN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2,The TABLE must contain exactly one FIELD or PARAM with ucd='VOX:Image_Scale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3,The TABLE must contain exactly one FIELD or PARAM with ucd='VOX:Image_Title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4,The POS_EQ_RA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5,On error, RESOURCE must include one INFO element with name="QUERY_STATUS"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6,The TABLE must contain exactly one FIELD or PARAM with ucd='VOX:Image_Naxes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7,The TABLE must contain exactly one FIELD or PARAM with ucd='VOX:Image_Format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8,The TABLE must contain exactly one FIELD or PARAM with ucd='POS_EQ_RA_MAIN'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19,The POS_EQ_DEC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0,There must be exactly one TABLE in the RESOURCE containing the results.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1,The TABLE must contain exactly one FIELD or PARAM with ucd='VOX:Image_Naxis'.<text:tab/>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2,Error message must appear in an INFO or PARAM with name='Error' in required location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>
            <text:p>23,cannot connect to web page or response could not be parse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irsa.ipac/2MASS-ASKY-AT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number-columns-repeated="10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http://irsa.ipac.caltech.edu/cgi-bin/2MASS/IM/nph-im_sia?type=at&amp;amp;ds=asky</text:p>
          </table:table-cell>
        </table:table-row>
        <table:table-row table:style-name="ro1">
          <table:table-cell/>
          <table:table-cell office:value-type="string">
            <text:p>ivo://irsa.ipac/2MASS-PSC</text:p>
          </table:table-cell>
          <table:table-cell/>
          <table:table-cell office:value-type="string">
            <text:p><text:s/></text:p>
          </table:table-cell>
          <table:table-cell table:style-name="Default"/>
          <table:table-cell table:number-columns-repeated="20"/>
          <table:table-cell office:value-type="string">
            <text:p>x</text:p>
          </table:table-cell>
          <table:table-cell table:number-columns-repeated="3"/>
          <table:table-cell office:value-type="string">
            <text:p>http://irsa.ipac.caltech.edu/cgi-bin/Oasis/CatSearch/nph-catsearch?CAT=fp_psc&amp;amp;</text:p>
          </table:table-cell>
        </table:table-row>
        <table:table-row table:style-name="ro1">
          <table:table-cell/>
          <table:table-cell office:value-type="string">
            <text:p>ivo://irsa.ipac/2MASS-QL</text:p>
          </table:table-cell>
          <table:table-cell table:number-columns-repeated="2"/>
          <table:table-cell table:style-name="Default"/>
          <table:table-cell/>
          <table:table-cell table:number-columns-repeated="10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http://irsa.ipac.caltech.edu/cgi-bin/2MASS/IM/nph-im_sia?type=ql&amp;amp;ds=asky</text:p>
          </table:table-cell>
        </table:table-row>
        <table:table-row table:style-name="ro1">
          <table:table-cell/>
          <table:table-cell office:value-type="string">
            <text:p>ivo://irsa.ipac/2MASS-XSC</text:p>
          </table:table-cell>
          <table:table-cell/>
          <table:table-cell office:value-type="string">
            <text:p><text:s/>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http://irsa.ipac.caltech.edu/cgi-bin/Oasis/CatSearch/nph-catsearch?CAT=fp_xsc&amp;amp;</text:p>
          </table:table-cell>
        </table:table-row>
        <table:table-row table:style-name="ro1">
          <table:table-cell/>
          <table:table-cell office:value-type="string">
            <text:p>ivo://irsa.ipac/COSMO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COSMOS&amp;amp;hdr_location=%5CCOSMOSDataPath%5C&amp;amp;collection_desc=Cosmic+Evolution+Survey+with+HST+%28COSMOS%29&amp;amp;SIAP_ACTIVE=1&amp;amp;</text:p>
          </table:table-cell>
        </table:table-row>
        <table:table-row table:style-name="ro1">
          <table:table-cell/>
          <table:table-cell office:value-type="string">
            <text:p>ivo://irsa.ipac/EIGA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EIGA&amp;amp;hdr_location=%5CEIGADataPath%5C&amp;amp;SIAP_ACTIVE=1&amp;amp;collection_desc=The+Extended+IRAS+Galaxy+Atlas+%28EIGA%29&amp;amp;</text:p>
          </table:table-cell>
        </table:table-row>
        <table:table-row table:style-name="ro1">
          <table:table-cell/>
          <table:table-cell office:value-type="string">
            <text:p>ivo://irsa.ipac/FLS_ELAISN1_R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ELAISN1_R&amp;amp;hdr_location=%5CFLS_ELAISN1_RDataPath%5C&amp;amp;collection_desc=Spitzer+First+Look+Survey+%28FLS%29+--+NOAO+ELAIS+N1+--+R+%28FLS_ELAISN1_R%29&amp;amp;SIAP_ACTIVE=1&amp;amp;</text:p>
          </table:table-cell>
        </table:table-row>
        <table:table-row table:style-name="ro1">
          <table:table-cell/>
          <table:table-cell office:value-type="string">
            <text:p>ivo://irsa.ipac/FLS_MAIN_R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MAIN_R&amp;amp;hdr_location=%5CFLS_MAIN_RDataPath%5C&amp;amp;collection_desc=Spitzer+First+Look+Survey+%28FLS%29+--+NOAO+Extragalactic+--+R+%28FLS_MAIN_R%29&amp;amp;SIAP_ACTIVE=1&amp;amp;</text:p>
          </table:table-cell>
        </table:table-row>
        <table:table-row table:style-name="ro1">
          <table:table-cell/>
          <table:table-cell office:value-type="string">
            <text:p>ivo://irsa.ipac/FirstLook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FLS_VLA&amp;amp;hdr_location=%5CFLS_VLADataPath%5C&amp;amp;collection_desc=Spitzer+First+Look+Survey+--+Ancillary+VLA+Data+%28FLS_VLA%29&amp;amp;SIAP_ACTIVE=1&amp;amp;</text:p>
          </table:table-cell>
        </table:table-row>
        <table:table-row table:style-name="ro1">
          <table:table-cell/>
          <table:table-cell office:value-type="string">
            <text:p>ivo://irsa.ipac/I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GA&amp;amp;hdr_location=%5CIGADataPath%5C&amp;amp;SIAP_ACTIVE=1&amp;amp;collection_desc=The+IRAS+Galaxy+Atlas+%28IGA%29&amp;amp;</text:p>
          </table:table-cell>
        </table:table-row>
        <table:table-row table:style-name="ro1">
          <table:table-cell/>
          <table:table-cell office:value-type="string">
            <text:p>ivo://irsa.ipac/IRT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RTS&amp;amp;hdr_location=%5CIRTSDataPath%5C&amp;amp;SIAP_ACTIVE=1&amp;amp;collection_desc=The+Infrared+Telescope+in+Space+%28IRTS%29&amp;amp;</text:p>
          </table:table-cell>
        </table:table-row>
        <table:table-row table:style-name="ro1">
          <table:table-cell/>
          <table:table-cell office:value-type="string">
            <text:p>ivo://irsa.ipac/ISS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ISSA&amp;amp;hdr_location=%5CISSADataPath%5C&amp;amp;SIAP_ACTIVE=1&amp;amp;collection_desc=The+IRAS+Sky+Survey+Atlas+%28ISSA%29&amp;amp;</text:p>
          </table:table-cell>
        </table:table-row>
        <table:table-row table:style-name="ro1">
          <table:table-cell/>
          <table:table-cell office:value-type="string">
            <text:p>ivo://irsa.ipac/L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LGA&amp;amp;hdr_location=%5CLGADataPath%5C&amp;amp;SIAP_ACTIVE=1&amp;amp;collection_desc=2MASS+Large+Galaxy+Atlas+%28LGA%29&amp;amp;</text:p>
          </table:table-cell>
        </table:table-row>
        <table:table-row table:style-name="ro1">
          <table:table-cell/>
          <table:table-cell office:value-type="string">
            <text:p>ivo://irsa.ipac/Lockman-Hol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LH&amp;amp;hdr_location=%5CLHDataPath%5C&amp;amp;collection_desc=2MASS+6X+Lockman+Hole+%28LH%29+Ancillary+Data+Atlas&amp;amp;SIAP_ACTIVE=1&amp;amp;</text:p>
          </table:table-cell>
        </table:table-row>
        <table:table-row table:style-name="ro1">
          <table:table-cell/>
          <table:table-cell office:value-type="string">
            <text:p>ivo://irsa.ipac/MAST-Scrapbook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8"/>
          <table:table-cell office:value-type="string">
            <text:p>http://irsa.ipac.caltech.edu/cgi-bin/Atlas/nph-atlas?mission=Scrapbook&amp;amp;hdr_location=%5CScrapbookDataPath%5C&amp;amp;collection_desc=The+MAST+Image%2FSpectra+Scrapbook+%28Scrapbook%29&amp;amp;SIAP_ACTIVE=1</text:p>
          </table:table-cell>
        </table:table-row>
        <table:table-row table:style-name="ro1">
          <table:table-cell/>
          <table:table-cell office:value-type="string">
            <text:p>ivo://irsa.ipac/MIGA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MIGA&amp;amp;hdr_location=%5CMIGADataPath%5C&amp;amp;SIAP_ACTIVE=1&amp;amp;collection_desc=The+Mid-Infrared+Galaxy+Atlas+%28MIGA%29&amp;amp;</text:p>
          </table:table-cell>
        </table:table-row>
        <table:table-row table:style-name="ro1">
          <table:table-cell/>
          <table:table-cell office:value-type="string">
            <text:p>ivo://irsa.ipac/MS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MSX&amp;amp;hdr_location=%5CMSXDataPath%5C&amp;amp;SIAP_ACTIVE=1&amp;amp;collection_desc=The+Midcourse+Space+Experiment+%28MSX%29&amp;amp;</text:p>
          </table:table-cell>
        </table:table-row>
        <table:table-row table:style-name="ro1">
          <table:table-cell/>
          <table:table-cell office:value-type="string">
            <text:p>ivo://irsa.ipac/SWIR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irsa.ipac.caltech.edu/cgi-bin/Atlas/nph-atlas?mission=SWIRE&amp;amp;hdr_location=%5CSWIREDataPath%5C&amp;amp;collection_desc=The+Spitzer+Wide-area+InfraRed+Extragalactic+Survey+%28SWIRE%29&amp;amp;SIAP_ACTIVE=1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JVO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The VOX:WCS_CDMatrix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VOX:WCS_CoordRefPixel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VOX:Image_Naxis column must have arraysize='*'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VOX:WCS_CoordRefValue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Apparent communication error produced an exception inside the validater: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The VOX:Image_Scale column must have datatype='double'.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The VOX:Image_MJDateObs column must have datatype='double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8,The TABLE must contain exactly one FIELD or PARAM with ucd='VOX:Image_Naxes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9,The VOX:Image_MJDateObs column must be defined as a scalar--i.e. arraysize="1", arraysize="", or not provided (preferred).<text:tab/>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0,This service url is mal-formed. It is missing either a '?' or '&amp;' at the end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1,The TABLE must contain exactly one FIELD or PARAM with ucd='POS_EQ_RA_MAIN'.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2,The VOX:WCS_CoordProjection column must have arraysize='3'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3,The TABLE must contain exactly one FIELD or PARAM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ivo://jvo/irsf</text:p>
          </table:table-cell>
          <table:table-cell/>
          <table:table-cell table:number-columns-repeated="7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4"/>
          <table:table-cell office:value-type="string">
            <text:p>http://jvo.nao.ac.jp/skynode/irsf.do</text:p>
          </table:table-cell>
        </table:table-row>
        <table:table-row table:style-name="ro1">
          <table:table-cell/>
          <table:table-cell office:value-type="string">
            <text:p>ivo://jvo/subaru/sxds/v1.0</text:p>
          </table:table-cell>
          <table:table-cell/>
          <table:table-cell table:number-columns-repeated="6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http://jvo.nao.ac.jp/skynode/sxds.do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Mast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,cannot find an imageurl</text:p>
          </table:table-cell>
          <table:table-cell office:value-type="float" office:value="15">
            <text:p>1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 This service url is mal-formed. It is missing either a '?' or '&amp;' at the end </text:p>
          </table:table-cell>
          <table:table-cell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mast.stsci/siap-cutout/goods.hst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eidol.php?</text:p>
          </table:table-cell>
        </table:table-row>
        <table:table-row table:style-name="ro1">
          <table:table-cell/>
          <table:table-cell office:value-type="string">
            <text:p>ivo://mast.stsci/siap/com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coma</text:p>
          </table:table-cell>
        </table:table-row>
        <table:table-row table:style-name="ro1">
          <table:table-cell/>
          <table:table-cell office:value-type="string">
            <text:p>ivo://mast.stsci/siap/goods.hst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GOODS&amp;amp;</text:p>
          </table:table-cell>
        </table:table-row>
        <table:table-row table:style-name="ro1">
          <table:table-cell/>
          <table:table-cell office:value-type="string">
            <text:p>ivo://mast.stsci/siap/hst.app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appp</text:p>
          </table:table-cell>
        </table:table-row>
        <table:table-row table:style-name="ro1">
          <table:table-cell/>
          <table:table-cell office:value-type="string">
            <text:p>ivo://mast.stsci/siap/hst.cosmo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cosmos&amp;amp;</text:p>
          </table:table-cell>
        </table:table-row>
        <table:table-row table:style-name="ro1">
          <table:table-cell/>
          <table:table-cell office:value-type="string">
            <text:p>ivo://mast.stsci/siap/hst.gem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gems&amp;amp;</text:p>
          </table:table-cell>
        </table:table-row>
        <table:table-row table:style-name="ro1">
          <table:table-cell/>
          <table:table-cell office:value-type="string">
            <text:p>ivo://mast.stsci/siap/hst.hdf_south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HDF_SOUTH&amp;amp;</text:p>
          </table:table-cell>
        </table:table-row>
        <table:table-row table:style-name="ro1">
          <table:table-cell/>
          <table:table-cell office:value-type="string">
            <text:p>ivo://mast.stsci/siap/hst.hdf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HDF&amp;amp;</text:p>
          </table:table-cell>
        </table:table-row>
        <table:table-row table:style-name="ro1">
          <table:table-cell/>
          <table:table-cell office:value-type="string">
            <text:p>ivo://mast.stsci/siap/hst.helix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archive.stsci.edu/siap/search.php?id=HELIX&amp;amp;</text:p>
          </table:table-cell>
        </table:table-row>
        <table:table-row table:style-name="ro1">
          <table:table-cell/>
          <table:table-cell office:value-type="string">
            <text:p>ivo://mast.stsci/siap/hst.m51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m51&amp;amp;</text:p>
          </table:table-cell>
        </table:table-row>
        <table:table-row table:style-name="ro1">
          <table:table-cell/>
          <table:table-cell office:value-type="string">
            <text:p>ivo://mast.stsci/siap/hst.maoz_atla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maoz_atlas&amp;amp;</text:p>
          </table:table-cell>
        </table:table-row>
        <table:table-row table:style-name="ro1">
          <table:table-cell/>
          <table:table-cell office:value-type="string">
            <text:p>ivo://mast.stsci/siap/hst.preview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archive.stsci.edu/siap/search.php?id=HST</text:p>
          </table:table-cell>
        </table:table-row>
        <table:table-row table:style-name="ro1">
          <table:table-cell/>
          <table:table-cell office:value-type="string">
            <text:p>ivo://mast.stsci/siap/hst.tno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TNO&amp;amp;</text:p>
          </table:table-cell>
        </table:table-row>
        <table:table-row table:style-name="ro1">
          <table:table-cell/>
          <table:table-cell office:value-type="string">
            <text:p>ivo://mast.stsci/siap/hst.udf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&amp;amp;</text:p>
          </table:table-cell>
        </table:table-row>
        <table:table-row table:style-name="ro1">
          <table:table-cell/>
          <table:table-cell office:value-type="string">
            <text:p>ivo://mast.stsci/siap/stage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stages&amp;amp;</text:p>
          </table:table-cell>
        </table:table-row>
        <table:table-row table:style-name="ro1">
          <table:table-cell/>
          <table:table-cell office:value-type="string">
            <text:p>ivo://mast.stsci/siap/udf05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05&amp;amp;</text:p>
          </table:table-cell>
        </table:table-row>
        <table:table-row table:style-name="ro1">
          <table:table-cell/>
          <table:table-cell office:value-type="string">
            <text:p>ivo://mast.stsci/siap/udfuv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iap/search.php?id=udfuv&amp;amp;</text:p>
          </table:table-cell>
        </table:table-row>
        <table:table-row table:style-name="ro1">
          <table:table-cell/>
          <table:table-cell office:value-type="string">
            <text:p>ivo://mast.stsci/stpr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archive.stsci.edu/stpr/vo_search.php?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office:value-type="string">
            <text:p>MSSL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1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2, The RESOURCE element must contain exactly one TABLE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3,VOTable must contain only one RESOURCE.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>
            <text:p>ivo://mssl.ucl.ac.uk/DFBS/cone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  <table:table-cell office:value-type="string">
            <text:p>http://byurakan.oact.inaf.it/ssa?REQUEST=queryData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HEASARC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,The TABLE must contain exactly one FIELD with ucd='ID_MAIN'.</text:p>
          </table:table-cell>
          <table:table-cell office:value-type="float" office:value="36">
            <text:p>3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Values in the ID_MAIN column must be unique.</text:p>
          </table:table-cell>
          <table:table-cell office:value-type="float" office:value="47">
            <text:p>4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3,cannot find an ImageURL</text:p>
          </table:table-cell>
          <table:table-cell office:value-type="float" office:value="9">
            <text:p>9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4,cannot connect to web page or response could not be parse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5,The ID_MAIN column must have a string-appropriate arraysize (recommend '*').<text:tab/>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6,The ID_MAIN column must have datatype='char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nasa.heasarc/bbxr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bbxrt&amp;amp;</text:p>
          </table:table-cell>
        </table:table-row>
        <table:table-row table:style-name="ro1">
          <table:table-cell/>
          <table:table-cell office:value-type="string">
            <text:p>ivo://nasa.heasarc/bmwchan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bmwchancat&amp;amp;</text:p>
          </table:table-cell>
        </table:table-row>
        <table:table-row table:style-name="ro1">
          <table:table-cell/>
          <table:table-cell office:value-type="string">
            <text:p>ivo://nasa.heasarc/carinaxmm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arinaxmm&amp;amp;</text:p>
          </table:table-cell>
        </table:table-row>
        <table:table-row table:style-name="ro1">
          <table:table-cell/>
          <table:table-cell office:value-type="string">
            <text:p>ivo://nasa.heasarc/chandfn2ms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heasarc.gsfc.nasa.gov/cgi-bin/vo/cone/coneGet.pl?table=chandfn2ms&amp;amp;</text:p>
          </table:table-cell>
        </table:table-row>
        <table:table-row table:style-name="ro1">
          <table:table-cell/>
          <table:table-cell office:value-type="string">
            <text:p>ivo://nasa.heasarc/chandfs2ms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>
            <text:p>http://heasarc.gsfc.nasa.gov/cgi-bin/vo/cone/coneGet.pl?table=chandfs2ms&amp;amp;</text:p>
          </table:table-cell>
        </table:table-row>
        <table:table-row table:style-name="ro1">
          <table:table-cell/>
          <table:table-cell office:value-type="string">
            <text:p>ivo://nasa.heasarc/chanextdf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hanextdfs&amp;amp;</text:p>
          </table:table-cell>
        </table:table-row>
        <table:table-row table:style-name="ro1">
          <table:table-cell/>
          <table:table-cell office:value-type="string">
            <text:p>ivo://nasa.heasarc/cmaimag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maimage&amp;amp;</text:p>
          </table:table-cell>
        </table:table-row>
        <table:table-row table:style-name="ro1">
          <table:table-cell/>
          <table:table-cell office:value-type="string">
            <text:p>ivo://nasa.heasarc/cosbmap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cosbmaps&amp;amp;</text:p>
          </table:table-cell>
        </table:table-row>
        <table:table-row table:style-name="ro1">
          <table:table-cell/>
          <table:table-cell office:value-type="string">
            <text:p>ivo://nasa.heasarc/cpstar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cpstars&amp;amp;</text:p>
          </table:table-cell>
        </table:table-row>
        <table:table-row table:style-name="ro1">
          <table:table-cell/>
          <table:table-cell office:value-type="string">
            <text:p>ivo://nasa.heasarc/denisiga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denisigal&amp;amp;</text:p>
          </table:table-cell>
        </table:table-row>
        <table:table-row table:style-name="ro1">
          <table:table-cell/>
          <table:table-cell office:value-type="string">
            <text:p>ivo://nasa.heasarc/egr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grcat&amp;amp;</text:p>
          </table:table-cell>
        </table:table-row>
        <table:table-row table:style-name="ro1">
          <table:table-cell/>
          <table:table-cell office:value-type="string">
            <text:p>ivo://nasa.heasarc/egret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gret3&amp;amp;</text:p>
          </table:table-cell>
        </table:table-row>
        <table:table-row table:style-name="ro1">
          <table:table-cell/>
          <table:table-cell office:value-type="string">
            <text:p>ivo://nasa.heasarc/egretdata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egretdata&amp;amp;</text:p>
          </table:table-cell>
        </table:table-row>
        <table:table-row table:style-name="ro1">
          <table:table-cell/>
          <table:table-cell office:value-type="string">
            <text:p>ivo://nasa.heasarc/einstein2e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einstein2e&amp;amp;</text:p>
          </table:table-cell>
        </table:table-row>
        <table:table-row table:style-name="ro1">
          <table:table-cell/>
          <table:table-cell office:value-type="string">
            <text:p>ivo://nasa.heasarc/erosxm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rosxmm&amp;amp;</text:p>
          </table:table-cell>
        </table:table-row>
        <table:table-row table:style-name="ro1">
          <table:table-cell/>
          <table:table-cell office:value-type="string">
            <text:p>ivo://nasa.heasarc/euvemast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uvemaster&amp;amp;</text:p>
          </table:table-cell>
        </table:table-row>
        <table:table-row table:style-name="ro1">
          <table:table-cell/>
          <table:table-cell office:value-type="string">
            <text:p>ivo://nasa.heasarc/exm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ms&amp;amp;</text:p>
          </table:table-cell>
        </table:table-row>
        <table:table-row table:style-name="ro1">
          <table:table-cell/>
          <table:table-cell office:value-type="string">
            <text:p>ivo://nasa.heasarc/exo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olog&amp;amp;</text:p>
          </table:table-cell>
        </table:table-row>
        <table:table-row table:style-name="ro1">
          <table:table-cell/>
          <table:table-cell office:value-type="string">
            <text:p>ivo://nasa.heasarc/exomaster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exomaster&amp;amp;</text:p>
          </table:table-cell>
        </table:table-row>
        <table:table-row table:style-name="ro1">
          <table:table-cell/>
          <table:table-cell office:value-type="string">
            <text:p>ivo://nasa.heasarc/exopubs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heasarc.gsfc.nasa.gov/cgi-bin/vo/cone/coneGet.pl?table=exopubs&amp;amp;</text:p>
          </table:table-cell>
        </table:table-row>
        <table:table-row table:style-name="ro1">
          <table:table-cell/>
          <table:table-cell office:value-type="string">
            <text:p>ivo://nasa.heasarc/fermilasp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fermilasp&amp;amp;</text:p>
          </table:table-cell>
        </table:table-row>
        <table:table-row table:style-name="ro1">
          <table:table-cell/>
          <table:table-cell office:value-type="string">
            <text:p>ivo://nasa.heasarc/fermilbs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fermilbsl&amp;amp;</text:p>
          </table:table-cell>
        </table:table-row>
        <table:table-row table:style-name="ro1">
          <table:table-cell/>
          <table:table-cell office:value-type="string">
            <text:p>ivo://nasa.heasarc/fpcsfit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fpcsfits&amp;amp;</text:p>
          </table:table-cell>
        </table:table-row>
        <table:table-row table:style-name="ro1">
          <table:table-cell/>
          <table:table-cell office:value-type="string">
            <text:p>ivo://nasa.heasarc/galex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alexlog&amp;amp;</text:p>
          </table:table-cell>
        </table:table-row>
        <table:table-row table:style-name="ro1">
          <table:table-cell/>
          <table:table-cell office:value-type="string">
            <text:p>ivo://nasa.heasarc/gc47tuc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c47tuccxo&amp;amp;</text:p>
          </table:table-cell>
        </table:table-row>
        <table:table-row table:style-name="ro1">
          <table:table-cell/>
          <table:table-cell office:value-type="string">
            <text:p>ivo://nasa.heasarc/gingabgd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gingabgd&amp;amp;</text:p>
          </table:table-cell>
        </table:table-row>
        <table:table-row table:style-name="ro1">
          <table:table-cell/>
          <table:table-cell office:value-type="string">
            <text:p>ivo://nasa.heasarc/gingaraw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gingaraw&amp;amp;</text:p>
          </table:table-cell>
        </table:table-row>
        <table:table-row table:style-name="ro1">
          <table:table-cell/>
          <table:table-cell office:value-type="string">
            <text:p>ivo://nasa.heasarc/hete2tl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0"/>
          <table:table-cell office:value-type="string">
            <text:p>http://heasarc.gsfc.nasa.gov/cgi-bin/vo/cone/coneGet.pl?table=hete2tl&amp;amp;</text:p>
          </table:table-cell>
        </table:table-row>
        <table:table-row table:style-name="ro1">
          <table:table-cell/>
          <table:table-cell office:value-type="string">
            <text:p>ivo://nasa.heasarc/hricfa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cfa&amp;amp;</text:p>
          </table:table-cell>
        </table:table-row>
        <table:table-row table:style-name="ro1">
          <table:table-cell/>
          <table:table-cell office:value-type="string">
            <text:p>ivo://nasa.heasarc/hriimage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image&amp;amp;</text:p>
          </table:table-cell>
        </table:table-row>
        <table:table-row table:style-name="ro1">
          <table:table-cell/>
          <table:table-cell office:value-type="string">
            <text:p>ivo://nasa.heasarc/hripho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riphot&amp;amp;</text:p>
          </table:table-cell>
        </table:table-row>
        <table:table-row table:style-name="ro1">
          <table:table-cell/>
          <table:table-cell office:value-type="string">
            <text:p>ivo://nasa.heasarc/hstae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staec&amp;amp;</text:p>
          </table:table-cell>
        </table:table-row>
        <table:table-row table:style-name="ro1">
          <table:table-cell/>
          <table:table-cell office:value-type="string">
            <text:p>ivo://nasa.heasarc/hstpae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hstpaec&amp;amp;</text:p>
          </table:table-cell>
        </table:table-row>
        <table:table-row table:style-name="ro1">
          <table:table-cell/>
          <table:table-cell office:value-type="string">
            <text:p>ivo://nasa.heasarc/infrar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nfrared&amp;amp;</text:p>
          </table:table-cell>
        </table:table-row>
        <table:table-row table:style-name="ro1">
          <table:table-cell/>
          <table:table-cell office:value-type="string">
            <text:p>ivo://nasa.heasarc/intgc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ntgccat&amp;amp;</text:p>
          </table:table-cell>
        </table:table-row>
        <table:table-row table:style-name="ro1">
          <table:table-cell/>
          <table:table-cell office:value-type="string">
            <text:p>ivo://nasa.heasarc/intpubl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ntpublic&amp;amp;</text:p>
          </table:table-cell>
        </table:table-row>
        <table:table-row table:style-name="ro1">
          <table:table-cell/>
          <table:table-cell office:value-type="string">
            <text:p>ivo://nasa.heasarc/intscw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table:number-columns-repeated="22"/>
          <table:table-cell office:value-type="string">
            <text:p>http://heasarc.gsfc.nasa.gov/cgi-bin/vo/cone/coneGet.pl?table=intscw&amp;amp;</text:p>
          </table:table-cell>
        </table:table-row>
        <table:table-row table:style-name="ro1">
          <table:table-cell/>
          <table:table-cell office:value-type="string">
            <text:p>ivo://nasa.heasarc/ipcimage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4"/>
          <table:table-cell office:value-type="string">
            <text:p>http://heasarc.gsfc.nasa.gov/cgi-bin/vo/cone/coneGet.pl?table=ipcimage&amp;amp;</text:p>
          </table:table-cell>
        </table:table-row>
        <table:table-row table:style-name="ro1">
          <table:table-cell/>
          <table:table-cell office:value-type="string">
            <text:p>ivo://nasa.heasarc/ipcpho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pcphot&amp;amp;</text:p>
          </table:table-cell>
        </table:table-row>
        <table:table-row table:style-name="ro1">
          <table:table-cell/>
          <table:table-cell office:value-type="string">
            <text:p>ivo://nasa.heasarc/ipcultsof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ipcultsoft&amp;amp;</text:p>
          </table:table-cell>
        </table:table-row>
        <table:table-row table:style-name="ro1">
          <table:table-cell/>
          <table:table-cell office:value-type="string">
            <text:p>ivo://nasa.heasarc/iram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iramlog&amp;amp;</text:p>
          </table:table-cell>
        </table:table-row>
        <table:table-row table:style-name="ro1">
          <table:table-cell/>
          <table:table-cell office:value-type="string">
            <text:p>ivo://nasa.heasarc/lalaboocxo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lalaboocxo&amp;amp;</text:p>
          </table:table-cell>
        </table:table-row>
        <table:table-row table:style-name="ro1">
          <table:table-cell/>
          <table:table-cell office:value-type="string">
            <text:p>ivo://nasa.heasarc/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le&amp;amp;</text:p>
          </table:table-cell>
        </table:table-row>
        <table:table-row table:style-name="ro1">
          <table:table-cell/>
          <table:table-cell office:value-type="string">
            <text:p>ivo://nasa.heasarc/m31ros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31rosxray&amp;amp;</text:p>
          </table:table-cell>
        </table:table-row>
        <table:table-row table:style-name="ro1">
          <table:table-cell/>
          <table:table-cell office:value-type="string">
            <text:p>ivo://nasa.heasarc/m33cxo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33cxoxray&amp;amp;</text:p>
          </table:table-cell>
        </table:table-row>
        <table:table-row table:style-name="ro1">
          <table:table-cell/>
          <table:table-cell office:value-type="string">
            <text:p>ivo://nasa.heasarc/m33xmm2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m33xmm2&amp;amp;</text:p>
          </table:table-cell>
        </table:table-row>
        <table:table-row table:style-name="ro1">
          <table:table-cell/>
          <table:table-cell office:value-type="string">
            <text:p>ivo://nasa.heasarc/m71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71cxo&amp;amp;</text:p>
          </table:table-cell>
        </table:table-row>
        <table:table-row table:style-name="ro1">
          <table:table-cell/>
          <table:table-cell office:value-type="string">
            <text:p>ivo://nasa.heasarc/mpcraw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mpcraw&amp;amp;</text:p>
          </table:table-cell>
        </table:table-row>
        <table:table-row table:style-name="ro1">
          <table:table-cell/>
          <table:table-cell office:value-type="string">
            <text:p>ivo://nasa.heasarc/newmdwarf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ewmdwarfs&amp;amp;</text:p>
          </table:table-cell>
        </table:table-row>
        <table:table-row table:style-name="ro1">
          <table:table-cell/>
          <table:table-cell office:value-type="string">
            <text:p>ivo://nasa.heasarc/ngc2362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362cxo&amp;amp;</text:p>
          </table:table-cell>
        </table:table-row>
        <table:table-row table:style-name="ro1">
          <table:table-cell/>
          <table:table-cell office:value-type="string">
            <text:p>ivo://nasa.heasarc/ngc2516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516cxo&amp;amp;</text:p>
          </table:table-cell>
        </table:table-row>
        <table:table-row table:style-name="ro1">
          <table:table-cell/>
          <table:table-cell office:value-type="string">
            <text:p>ivo://nasa.heasarc/ngc2516xm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2516xmm&amp;amp;</text:p>
          </table:table-cell>
        </table:table-row>
        <table:table-row table:style-name="ro1">
          <table:table-cell/>
          <table:table-cell office:value-type="string">
            <text:p>ivo://nasa.heasarc/ngc2547xmm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gc2547xmm&amp;amp;</text:p>
          </table:table-cell>
        </table:table-row>
        <table:table-row table:style-name="ro1">
          <table:table-cell/>
          <table:table-cell office:value-type="string">
            <text:p>ivo://nasa.heasarc/ngc6231xmm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ngc6231xmm&amp;amp;</text:p>
          </table:table-cell>
        </table:table-row>
        <table:table-row table:style-name="ro1">
          <table:table-cell/>
          <table:table-cell office:value-type="string">
            <text:p>ivo://nasa.heasarc/ngc6530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ngc6530cxo&amp;amp;</text:p>
          </table:table-cell>
        </table:table-row>
        <table:table-row table:style-name="ro1">
          <table:table-cell/>
          <table:table-cell office:value-type="string">
            <text:p>ivo://nasa.heasarc/orionxra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orionxray&amp;amp;</text:p>
          </table:table-cell>
        </table:table-row>
        <table:table-row table:style-name="ro1">
          <table:table-cell/>
          <table:table-cell office:value-type="string">
            <text:p>ivo://nasa.heasarc/oss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osse&amp;amp;</text:p>
          </table:table-cell>
        </table:table-row>
        <table:table-row table:style-name="ro1">
          <table:table-cell/>
          <table:table-cell office:value-type="string">
            <text:p>ivo://nasa.heasarc/qorg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qorgcat&amp;amp;</text:p>
          </table:table-cell>
        </table:table-row>
        <table:table-row table:style-name="ro1">
          <table:table-cell/>
          <table:table-cell office:value-type="string">
            <text:p>ivo://nasa.heasarc/rassmaster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assmaster&amp;amp;</text:p>
          </table:table-cell>
        </table:table-row>
        <table:table-row table:style-name="ro1">
          <table:table-cell/>
          <table:table-cell office:value-type="string">
            <text:p>ivo://nasa.heasarc/rb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bs&amp;amp;</text:p>
          </table:table-cell>
        </table:table-row>
        <table:table-row table:style-name="ro1">
          <table:table-cell/>
          <table:table-cell office:value-type="string">
            <text:p>ivo://nasa.heasarc/rcw38cxo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cw38cxo&amp;amp;</text:p>
          </table:table-cell>
        </table:table-row>
        <table:table-row table:style-name="ro1">
          <table:table-cell/>
          <table:table-cell office:value-type="string">
            <text:p>ivo://nasa.heasarc/revisedlh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evisedlhs&amp;amp;</text:p>
          </table:table-cell>
        </table:table-row>
        <table:table-row table:style-name="ro1">
          <table:table-cell/>
          <table:table-cell office:value-type="string">
            <text:p>ivo://nasa.heasarc/rhoophcx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rhoophcxo&amp;amp;</text:p>
          </table:table-cell>
        </table:table-row>
        <table:table-row table:style-name="ro1">
          <table:table-cell/>
          <table:table-cell office:value-type="string">
            <text:p>ivo://nasa.heasarc/roshritota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roshritotal&amp;amp;</text:p>
          </table:table-cell>
        </table:table-row>
        <table:table-row table:style-name="ro1">
          <table:table-cell/>
          <table:table-cell office:value-type="string">
            <text:p>ivo://nasa.heasarc/rosmaster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master&amp;amp;</text:p>
          </table:table-cell>
        </table:table-row>
        <table:table-row table:style-name="ro1">
          <table:table-cell/>
          <table:table-cell office:value-type="string">
            <text:p>ivo://nasa.heasarc/rospspctotal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pspctotal&amp;amp;</text:p>
          </table:table-cell>
        </table:table-row>
        <table:table-row table:style-name="ro1">
          <table:table-cell/>
          <table:table-cell office:value-type="string">
            <text:p>ivo://nasa.heasarc/rospsp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rospspc&amp;amp;</text:p>
          </table:table-cell>
        </table:table-row>
        <table:table-row table:style-name="ro1">
          <table:table-cell/>
          <table:table-cell office:value-type="string">
            <text:p>ivo://nasa.heasarc/sas2map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as2maps&amp;amp;</text:p>
          </table:table-cell>
        </table:table-row>
        <table:table-row table:style-name="ro1">
          <table:table-cell/>
          <table:table-cell office:value-type="string">
            <text:p>ivo://nasa.heasarc/sas3ylog</text:p>
          </table:table-cell>
          <table:table-cell table:number-columns-repeated="27"/>
          <table:table-cell office:value-type="string">
            <text:p>http://heasarc.gsfc.nasa.gov/cgi-bin/vo/cone/coneGet.pl?table=sas3ylog&amp;amp;</text:p>
          </table:table-cell>
        </table:table-row>
        <table:table-row table:style-name="ro1">
          <table:table-cell/>
          <table:table-cell office:value-type="string">
            <text:p>ivo://nasa.heasarc/saxwfc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axwfclog&amp;amp;</text:p>
          </table:table-cell>
        </table:table-row>
        <table:table-row table:style-name="ro1">
          <table:table-cell/>
          <table:table-cell office:value-type="string">
            <text:p>ivo://nasa.heasarc/sc_cma_view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c_cma_view&amp;amp;</text:p>
          </table:table-cell>
        </table:table-row>
        <table:table-row table:style-name="ro1">
          <table:table-cell/>
          <table:table-cell office:value-type="string">
            <text:p>ivo://nasa.heasarc/skyview/cobeall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cobeall&amp;amp;</text:p>
          </table:table-cell>
        </table:table-row>
        <table:table-row table:style-name="ro1">
          <table:table-cell/>
          <table:table-cell office:value-type="string">
            <text:p>ivo://nasa.heasarc/skyview/mellinger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mellinger&amp;amp;</text:p>
          </table:table-cell>
        </table:table-row>
        <table:table-row table:style-name="ro1">
          <table:table-cell/>
          <table:table-cell office:value-type="string">
            <text:p>ivo://nasa.heasarc/skyview/rass.2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.25kev&amp;amp;</text:p>
          </table:table-cell>
        </table:table-row>
        <table:table-row table:style-name="ro1">
          <table:table-cell/>
          <table:table-cell office:value-type="string">
            <text:p>ivo://nasa.heasarc/skyview/rass.7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.75kev&amp;amp;</text:p>
          </table:table-cell>
        </table:table-row>
        <table:table-row table:style-name="ro1">
          <table:table-cell/>
          <table:table-cell office:value-type="string">
            <text:p>ivo://nasa.heasarc/skyview/rass1.5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1.5kev&amp;amp;</text:p>
          </table:table-cell>
        </table:table-row>
        <table:table-row table:style-name="ro1">
          <table:table-cell/>
          <table:table-cell office:value-type="string">
            <text:p>ivo://nasa.heasarc/skyview/rassback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back&amp;amp;</text:p>
          </table:table-cell>
        </table:table-row>
        <table:table-row table:style-name="ro1">
          <table:table-cell/>
          <table:table-cell office:value-type="string">
            <text:p>ivo://nasa.heasarc/skyview/rasskev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rasskev&amp;amp;</text:p>
          </table:table-cell>
        </table:table-row>
        <table:table-row table:style-name="ro1">
          <table:table-cell/>
          <table:table-cell office:value-type="string">
            <text:p>ivo://nasa.heasarc/skyview/sums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sumss&amp;amp;</text:p>
          </table:table-cell>
        </table:table-row>
        <table:table-row table:style-name="ro1">
          <table:table-cell/>
          <table:table-cell office:value-type="string">
            <text:p>ivo://nasa.heasarc/skyview/wenss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3"/>
          <table:table-cell office:value-type="string">
            <text:p>http://skyview.gsfc.nasa.gov/cgi-bin/vo/sia.pl?survey=wenss&amp;amp;</text:p>
          </table:table-cell>
        </table:table-row>
        <table:table-row table:style-name="ro1">
          <table:table-cell/>
          <table:table-cell office:value-type="string">
            <text:p>ivo://nasa.heasarc/smcrosxray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mcrosxray&amp;amp;</text:p>
          </table:table-cell>
        </table:table-row>
        <table:table-row table:style-name="ro1">
          <table:table-cell/>
          <table:table-cell office:value-type="string">
            <text:p>ivo://nasa.heasarc/spitzmast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pitzmastr&amp;amp;</text:p>
          </table:table-cell>
        </table:table-row>
        <table:table-row table:style-name="ro1">
          <table:table-cell/>
          <table:table-cell office:value-type="string">
            <text:p>ivo://nasa.heasarc/subpfc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ubpfclog&amp;amp;</text:p>
          </table:table-cell>
        </table:table-row>
        <table:table-row table:style-name="ro1">
          <table:table-cell/>
          <table:table-cell office:value-type="string">
            <text:p>ivo://nasa.heasarc/suzaxis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uzaxislog&amp;amp;</text:p>
          </table:table-cell>
        </table:table-row>
        <table:table-row table:style-name="ro1">
          <table:table-cell/>
          <table:table-cell office:value-type="string">
            <text:p>ivo://nasa.heasarc/swiftba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balog&amp;amp;</text:p>
          </table:table-cell>
        </table:table-row>
        <table:table-row table:style-name="ro1">
          <table:table-cell/>
          <table:table-cell office:value-type="string">
            <text:p>ivo://nasa.heasarc/swifttdrss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swifttdrss&amp;amp;</text:p>
          </table:table-cell>
        </table:table-row>
        <table:table-row table:style-name="ro1">
          <table:table-cell/>
          <table:table-cell office:value-type="string">
            <text:p>ivo://nasa.heasarc/swiftuv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uvlog&amp;amp;</text:p>
          </table:table-cell>
        </table:table-row>
        <table:table-row table:style-name="ro1">
          <table:table-cell/>
          <table:table-cell office:value-type="string">
            <text:p>ivo://nasa.heasarc/swiftxrlo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swiftxrlog&amp;amp;</text:p>
          </table:table-cell>
        </table:table-row>
        <table:table-row table:style-name="ro1">
          <table:table-cell/>
          <table:table-cell office:value-type="string">
            <text:p>ivo://nasa.heasarc/ugc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ugc&amp;amp;</text:p>
          </table:table-cell>
        </table:table-row>
        <table:table-row table:style-name="ro1">
          <table:table-cell/>
          <table:table-cell office:value-type="string">
            <text:p>ivo://nasa.heasarc/uvotbscat</text:p>
          </table:table-cell>
          <table:table-cell/>
          <table:table-cell office:value-type="string">
            <text:p>x</text:p>
          </table:table-cell>
          <table:table-cell table:number-columns-repeated="25"/>
          <table:table-cell office:value-type="string">
            <text:p>http://heasarc.gsfc.nasa.gov/cgi-bin/vo/cone/coneGet.pl?table=uvotbscat&amp;amp;</text:p>
          </table:table-cell>
        </table:table-row>
        <table:table-row table:style-name="ro1">
          <table:table-cell/>
          <table:table-cell office:value-type="string">
            <text:p>ivo://nasa.heasarc/vela5b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vela5b&amp;amp;</text:p>
          </table:table-cell>
        </table:table-row>
        <table:table-row table:style-name="ro1">
          <table:table-cell/>
          <table:table-cell office:value-type="string">
            <text:p>ivo://nasa.heasarc/vlacdfs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vlacdfscat&amp;amp;</text:p>
          </table:table-cell>
        </table:table-row>
        <table:table-row table:style-name="ro1">
          <table:table-cell/>
          <table:table-cell office:value-type="string">
            <text:p>ivo://nasa.heasarc/xbootesoi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bootesoid&amp;amp;</text:p>
          </table:table-cell>
        </table:table-row>
        <table:table-row table:style-name="ro1">
          <table:table-cell/>
          <table:table-cell office:value-type="string">
            <text:p>ivo://nasa.heasarc/xmdsvvds4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mdsvvds4s&amp;amp;</text:p>
          </table:table-cell>
        </table:table-row>
        <table:table-row table:style-name="ro1">
          <table:table-cell/>
          <table:table-cell office:value-type="string">
            <text:p>ivo://nasa.heasarc/xmmomob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mmomobj&amp;amp;</text:p>
          </table:table-cell>
        </table:table-row>
        <table:table-row table:style-name="ro1">
          <table:table-cell/>
          <table:table-cell office:value-type="string">
            <text:p>ivo://nasa.heasarc/xteasmquic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  <table:table-cell office:value-type="string">
            <text:p>http://heasarc.gsfc.nasa.gov/cgi-bin/vo/cone/coneGet.pl?table=xteasmquick&amp;amp;</text:p>
          </table:table-cell>
        </table:table-row>
      </table:table>
      <table:table table:name="Sheet3" table:style-name="ta3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ce1"/>
        <table:table-row table:style-name="ro1">
          <table:table-cell office:value-type="string">
            <text:p>Center</text:p>
          </table:table-cell>
          <table:table-cell table:style-name="ce1" office:value-type="string">
            <text:p>Erorr or IVOID</text:p>
          </table:table-cell>
          <table:table-cell table:style-name="ce1" office:value-type="string">
            <text:p>#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REMOVE</text:p>
          </table:table-cell>
          <table:table-cell table:style-name="ce6" office:value-type="string">
            <text:p>URL</text:p>
          </table:table-cell>
        </table:table-row>
        <table:table-row table:style-name="ro1">
          <table:table-cell office:value-type="string">
            <text:p>Adil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url not found</text:p>
          </table:table-cell>
          <table:table-cell table:style-name="ce1" office:value-type="float" office:value="2">
            <text:p>2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ivo://adil.ncsa/targeted/SIA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office:value-type="string">
            <text:p>http://adil.ncsa.uiuc.edu/cgi-bin/voimquery?survey=f&amp;amp;</text:p>
          </table:table-cell>
        </table:table-row>
        <table:table-row table:style-name="ro1">
          <table:table-cell/>
          <table:table-cell office:value-type="string">
            <text:p>ivo://adil.ncsa/targeted/conesearch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office:value-type="string">
            <text:p><text:a xlink:href="http://adil.ncsa.uiuc.edu/cgi-bin/vocone?survey=f&amp;amp">http://adil.ncsa.uiuc.edu/cgi-bin/vocone?survey=f&amp;amp</text:a>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ESO</text:p>
          </table:table-cell>
          <table:table-cell table:number-columns-repeated="29"/>
        </table:table-row>
        <table:table-row table:style-name="ro1">
          <table:table-cell/>
          <table:table-cell table:style-name="ce1" office:value-type="string">
            <text:p>1, cannot find an image url</text:p>
          </table:table-cell>
          <table:table-cell table:style-name="ce1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3" office:value-type="string">
            <text:p>ivo://archive.eso.org/siap</text:p>
          </table:table-cell>
          <table:table-cell table:style-name="ce3"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office:value-type="string">
            <text:p>http://archive.eso.org/apps/siaserver/EsoProxySiap?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Stsci</text:p>
          </table:table-cell>
          <table:table-cell table:style-name="ce1"/>
          <table:table-cell table:number-columns-repeated="28"/>
        </table:table-row>
        <table:table-row table:style-name="ro1">
          <table:table-cell/>
          <table:table-cell table:style-name="ce1" office:value-type="string">
            <text:p>1, cannot connect to web page</text:p>
          </table:table-cell>
          <table:table-cell office:value-type="float" office:value="5">
            <text:p>5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VOX:Image_Naxis column must have datatype='int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VOX:Image_Tit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VOX:BandPass_HiLimit column must have dataype = 'double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VOX:WCS_CoordRefValue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The VOX:Image_Scal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The POS_EQ_DEC_MAIN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8,VOTable must contain exactly one RESOURCE with type='results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9,The VOX:BandPass_Unit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0,The VOX:WCS_CoordRefPixel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1,The VOX:Image_Naxis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2,The VOX:Image_MJDateObs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3,The VOX:BandPass_LoLimit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4,The VOX:WCS_CoordRefValu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5,The VOX:Image_Format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6,The VOX:Image_Naxes column must have datatype='int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7,The VOX:BandPass_RefValue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8,The VOX:WCS_CoordRefPixel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9,The VOX:Image_Scale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0,The POS_EQ_RA_MAIN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1,The VOX:Image_AccessReferenc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2,The VOX:BandPass_ID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3,The VOX:STC_CoordRefFrame column must have arraysize='*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4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archive.stsci.edu/cone/galex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office:value-type="string">
            <text:p>http://galex.stsci.edu/gxWS/ConeSearch/gxConeSearch.aspx?</text:p>
          </table:table-cell>
        </table:table-row>
        <table:table-row table:style-name="ro1">
          <table:table-cell/>
          <table:table-cell office:value-type="string">
            <text:p>ivo://archive.stsci.edu/gsc/gsc2.3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office:value-type="string">
            <text:p>http://gsss.stsci.edu/webservices/vo/ConeSearch.aspx?CAT=GSC23&amp;amp;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office:value-type="string">
            <text:p>Astronet</text:p>
          </table:table-cell>
          <table:table-cell table:style-name="ce1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/>
          <table:table-cell table:style-name="ce1" office:value-type="string">
            <text:p>1,VOTable must contain only one RESOURCE.</text:p>
          </table:table-cell>
          <table:table-cell office:value-type="float" office:value="25">
            <text:p>25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 office:value-type="string">
            <text:p>2,The RESOURCE element must contain exactly one TABLE.</text:p>
          </table:table-cell>
          <table:table-cell office:value-type="float" office:value="25">
            <text:p>25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 office:value-type="string">
            <text:p>3,Error message must appear in an INFO or PARAM with name='Error' in required location</text:p>
          </table:table-cell>
          <table:table-cell office:value-type="float" office:value="27">
            <text:p>27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 office:value-type="string">
            <text:p>4,cannot connect to web page or response could not be parsed</text:p>
          </table:table-cell>
          <table:table-cell office:value-type="float" office:value="9">
            <text:p>9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 office:value-type="string">
            <text:p>5,The TABLE must contain exactly one FIELD with ucd='ID_MAIN'.</text:p>
          </table:table-cell>
          <table:table-cell office:value-type="float" office:value="2">
            <text:p>2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 office:value-type="string">
            <text:p>6, The TABLE must contain exactly one FIELD with ucd='POS_EQ_DEC_MAIN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 office:value-type="string">
            <text:p>7, The TABLE must contain exactly one FIELD with ucd='POS_EQ_RA_MAIN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astronet.ru/cas/gsc1_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office:value-type="string">
            <text:p>http://vo.astronet.ru/sai_cas/conesearch?cat=gsc1_2&amp;amp;tab=main&amp;amp;</text:p>
          </table:table-cell>
        </table:table-row>
        <table:table-row table:style-name="ro1">
          <table:table-cell/>
          <table:table-cell office:value-type="string">
            <text:p>ivo://astronet.ru/cas/gsc2_3_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office:value-type="string">
            <text:p>http://vo.astronet.ru/sai_cas/conesearch?cat=gsc2_3_2&amp;amp;tab=main&amp;amp;</text:p>
          </table:table-cell>
        </table:table-row>
        <table:table-row table:style-name="ro1">
          <table:table-cell/>
          <table:table-cell office:value-type="string">
            <text:p>ivo://astronet.ru/cas/sdssdr5-photoobjall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office:value-type="string">
            <text:p>http://vo.astronet.ru/sai_cas/conesearch?cat=sdssdr5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7-photoobjall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office:value-type="string">
            <text:p>http://vo.astronet.ru/sai_cas/conesearch?cat=sdssdr7&amp;amp;tab=photoobjall&amp;amp;</text:p>
          </table:table-cell>
        </table:table-row>
        <table:table-row table:style-name="ro1">
          <table:table-cell/>
          <table:table-cell office:value-type="string">
            <text:p>ivo://astronet.ru/cas/sdssdr7-phototag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office:value-type="string">
            <text:p>http://vo.astronet.ru/sai_cas/conesearch?cat=sdssdr7&amp;amp;tab=phototag&amp;amp;</text:p>
          </table:table-cell>
        </table:table-row>
        <table:table-row table:style-name="ro1">
          <table:table-cell/>
          <table:table-cell office:value-type="string">
            <text:p>ivo://astronet.ru/cas/usnob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office:value-type="string">
            <text:p>http://vo.astronet.ru/sai_cas/conesearch?cat=usnob1&amp;amp;tab=main&amp;amp;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office:value-type="string">
            <text:p>Ia2 inaf</text:p>
          </table:table-cell>
          <table:table-cell table:style-name="ce1" table:number-columns-repeated="2"/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ivo://ia2.inaf/TNG/SIA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office:value-type="string">
            <text:p>http://natzgul3.oats.inaf.it:8080/servlets/servlet/SibillaImage?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IRSA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>
            <text:p>1,Apparent communication error produced an exception inside the validater:</text:p>
          </table:table-cell>
          <table:table-cell office:value-type="float" office:value="14">
            <text:p>14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,The POS_EQ_RA_MAIN column must have datatype='double'.</text:p>
          </table:table-cell>
          <table:table-cell office:value-type="float" office:value="14">
            <text:p>14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3,The POS_EQ_DEC_MAIN column must have datatype='double'.</text:p>
          </table:table-cell>
          <table:table-cell office:value-type="float" office:value="14">
            <text:p>14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4,The VOX:WCS_CoordRefPixel column must have arraysize='*'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5,The VOX:Image_Naxis column must have arraysize='*'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6,The VOX:WCS_CoordRefValue column must have arraysize='*'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7,The VOX:Image_Scale column must have arraysize='*'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8,This service url is mal-formed. It is missing either a '?' or '&amp;' at the end</text:p>
          </table:table-cell>
          <table:table-cell office:value-type="float" office:value="3">
            <text:p>3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9,Service should report syntax errors (such as bad position formats)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0,The TABLE must contain exactly one FIELD or PARAM with 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ucd='VOX:Image_AccessReference'.<text:tab/></text:p>
          </table:table-cell>
          <table:table-cell table:number-columns-repeated="28"/>
        </table:table-row>
        <table:table-row table:style-name="ro1">
          <table:table-cell/>
          <table:table-cell table:style-name="ce1" office:value-type="string">
            <text:p>11,The TABLE must contain exactly one FIELD or PARAM with ucd='POS_EQ_DEC_MAIN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2,The TABLE must contain exactly one FIELD or PARAM with ucd='VOX:Image_Scale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3,The TABLE must contain exactly one FIELD or PARAM with ucd='VOX:Image_Title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4,The POS_EQ_RA_MAIN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5,On error, RESOURCE must include one INFO element with name="QUERY_STATUS"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6,The TABLE must contain exactly one FIELD or PARAM with ucd='VOX:Image_Naxes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7,The TABLE must contain exactly one FIELD or PARAM with ucd='VOX:Image_Format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8,The TABLE must contain exactly one FIELD or PARAM with ucd='POS_EQ_RA_MAIN'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19,The POS_EQ_DEC_MAIN column must have datatype='double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0,There must be exactly one TABLE in the RESOURCE containing the results.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1,The TABLE must contain exactly one FIELD or PARAM with ucd='VOX:Image_Naxis'.<text:tab/>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2,Error message must appear in an INFO or PARAM with name='Error' in required location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>
            <text:p>23,cannot connect to web page or response could not be parse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irsa.ipac/2MASS-PSC</text:p>
          </table:table-cell>
          <table:table-cell/>
          <table:table-cell office:value-type="string">
            <text:p><text:s/>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http://irsa.ipac.caltech.edu/cgi-bin/Oasis/CatSearch/nph-catsearch?CAT=fp_psc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9"/>
          <table:table-cell table:style-name="Default"/>
        </table:table-row>
        <table:table-row table:style-name="ro1">
          <table:table-cell office:value-type="string">
            <text:p>NED</text:p>
          </table:table-cell>
          <table:table-cell table:number-columns-repeated="3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1.The POS_EQ_DEC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2,Apparent communication error produced an exception inside the validater: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3, The POS_EQ_RA_MAIN column must have datatype='double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4,cannot connect to web page or response could not be parsed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ivo://ned.ipac/Basic_Data_Near_Position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2"/>
          <table:table-cell office:value-type="string">
            <text:p>x</text:p>
          </table:table-cell>
          <table:table-cell office:value-type="string">
            <text:p>http://nedwww.ipac.caltech.edu/cgi-bin/nph-NEDobjsearch?search_type=Near+Position+Search&amp;amp;of=xml_main&amp;amp;</text:p>
          </table:table-cell>
        </table:table-row>
        <table:table-row table:style-name="ro1">
          <table:table-cell/>
          <table:table-cell office:value-type="string">
            <text:p>ivo://ned.ipac/Image</text:p>
          </table:table-cell>
          <table:table-cell/>
          <table:table-cell office:value-type="string">
            <text:p><text:s/></text:p>
          </table:table-cell>
          <table:table-cell table:style-name="ce5"/>
          <table:table-cell/>
          <table:table-cell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office:value-type="string">
            <text:p>http://irsa.ipac.caltech.edu/cgi-bin/Atlas/nph-nedsiap?mission=NED&amp;amp;hdr_location=%5CNEDDataPath%5C&amp;amp;SIAP_ACTIVE=1&amp;amp;collection_desc=NASA%2FIPAC+Extragalactic+Database+Image+Data+Atlas+%28NED%29&amp;amp;</text:p>
          </table:table-cell>
        </table:table-row>
        <table:table-row table:style-name="ro1" table:number-rows-repeated="2">
          <table:table-cell table:number-columns-repeated="29"/>
          <table:table-cell table:style-name="Default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office:value-type="string">
            <text:p>NRAO</text:p>
          </table:table-cell>
          <table:table-cell table:number-columns-repeated="3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1,Apparent communication error produced an exception inside the validater:<text:tab/></text:p>
          </table:table-cell>
          <table:table-cell office:value-type="float" office:value="10">
            <text:p>10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,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Default"/>
        </table:table-row>
        <table:table-row table:style-name="ro1">
          <table:table-cell table:number-columns-repeated="29"/>
          <table:table-cell table:style-name="Default"/>
        </table:table-row>
        <table:table-row table:style-name="ro1">
          <table:table-cell/>
          <table:table-cell office:value-type="string">
            <text:p>ivo://nrao.archive/vlba/2cmVLBA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2cmVLBA&amp;</text:p>
          </table:table-cell>
        </table:table-row>
        <table:table-row table:style-name="ro1">
          <table:table-cell/>
          <table:table-cell office:value-type="string">
            <text:p>ivo://nrao.archive/vlba/vcs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VCS&amp;</text:p>
          </table:table-cell>
        </table:table-row>
        <table:table-row table:style-name="ro1">
          <table:table-cell/>
          <table:table-cell office:value-type="string">
            <text:p>ivo://nrao.archive/vla/nvas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VLAPipeline&amp;</text:p>
          </table:table-cell>
        </table:table-row>
        <table:table-row table:style-name="ro1">
          <table:table-cell/>
          <table:table-cell office:value-type="string">
            <text:p>ivo://nrao.archive/vla/nvss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NVSS&amp;</text:p>
          </table:table-cell>
        </table:table-row>
        <table:table-row table:style-name="ro1">
          <table:table-cell/>
          <table:table-cell office:value-type="string">
            <text:p>ivo://nrao.archive/vla/clas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style-name="Default" office:value-type="string">
            <text:p>http://archive.nrao.edu/vo/SIA/query?archive=CLASS</text:p>
          </table:table-cell>
        </table:table-row>
        <table:table-row table:style-name="ro1">
          <table:table-cell/>
          <table:table-cell office:value-type="string">
            <text:p>ivo://nrao.archive/vla/mitvla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MITVLA&amp;</text:p>
          </table:table-cell>
        </table:table-row>
        <table:table-row table:style-name="ro1">
          <table:table-cell/>
          <table:table-cell office:value-type="string">
            <text:p>ivo://nrao.archive/vla/first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SIA/query?archive=FIRST&amp;</text:p>
          </table:table-cell>
        </table:table-row>
        <table:table-row table:style-name="ro1">
          <table:table-cell/>
          <table:table-cell office:value-type="string">
            <text:p>ivo://nrao.archive/nvsscatalog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cone/getCatalog?archive=NVSS&amp;</text:p>
          </table:table-cell>
        </table:table-row>
        <table:table-row table:style-name="ro1">
          <table:table-cell/>
          <table:table-cell office:value-type="string">
            <text:p>ivo://nrao.archive/vla/firstcatalog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cone/getCatalog?archive=FIRST&amp;</text:p>
          </table:table-cell>
        </table:table-row>
        <table:table-row table:style-name="ro1">
          <table:table-cell/>
          <table:table-cell office:value-type="string">
            <text:p>ivo://nrao.archive/wenss</text:p>
          </table:table-cell>
          <table:table-cell/>
          <table:table-cell office:value-type="string">
            <text:p>x</text:p>
          </table:table-cell>
          <table:table-cell table:number-columns-repeated="24"/>
          <table:table-cell office:value-type="string">
            <text:p>x</text:p>
          </table:table-cell>
          <table:table-cell table:style-name="Default" office:value-type="string">
            <text:p>http://archive.nrao.edu/vo/cone/getCatalog?archive=WENSS&amp;</text:p>
          </table:table-cell>
        </table:table-row>
        <table:table-row table:style-name="ro1">
          <table:table-cell table:number-columns-repeated="29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office:value-type="string">
            <text:p>Paris Observatory</text:p>
          </table:table-cell>
          <table:table-cell table:number-columns-repeated="3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1.The TABLE must contain exactly one FIELD or PARAM with ucd='POS_EQ_DEC_MAIN'.<text:tab/>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2.The TABLE must contain exactly one FIELD or PARAM with ucd='VOX:Image_Scale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3.The TABLE must contain exactly one FIELD or PARAM with ucd='VOX:Image_Title'.<text:tab/>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4.The TABLE must contain exactly one FIELD or PARAM with ucd='VOX:Image_Naxes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5.The TABLE must contain exactly one FIELD or PARAM with ucd='VOX:Image_Format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6.The TABLE must contain exactly one FIELD or PARAM with ucd='POS_EQ_RA_MAIN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7. The TABLE must contain exactly one FIELD or PARAM with ucd='VOX:Image_Naxis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8.The TABLE must contain exactly one FIELD or PARAM with ucd='VOX:Image_AccessReference'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9.The ID_MAIN column must have a string-appropriate arraysize (recommend '*')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10.cannot connect to web page or response could not be parsed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ivo://obspm.fr/imcce/skybot/servic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office:value-type="string">
            <text:p>http://vo.imcce.fr/webservices/skybot/skybotconesearch_query.php?-from=VOExplorer&amp;amp;EPOCH=now&amp;amp;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RVO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Apparent communication error produced an exception inside the validater: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This service url is mal-formed. It is missing either a '?' or '&amp;' at the end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rvo.ru/images/opt_n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www.ioffe.rssi.ru/astro/NSG/obs/index.html</text:p>
          </table:table-cell>
        </table:table-row>
        <table:table-row table:style-name="ro1">
          <table:table-cell/>
          <table:table-cell office:value-type="string">
            <text:p>ivo://rvo.ru/images/saisnlight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virtual.sai.msu.su/~pavlyuk/snlcurve/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SDSS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Apparent communication error produced an exception inside the validater:UnrecognizedResponseTypeException: Not a legal VOTable namespace: </text:p>
          </table:table-cell>
          <table:table-cell office:value-type="float" office:value="25">
            <text:p>2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Apparent communication error produced an exception inside the validater: Server returned HTTP response code 500</text:p>
          </table:table-cell>
          <table:table-cell office:value-type="float" office:value="26">
            <text:p>26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sdss.jhu/services/DR1CONE</text:p>
          </table:table-cell>
          <table:table-cell table:number-columns-repeated="2"/>
          <table:table-cell table:style-name="ce5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1cone/sdssConeSearch.asmx/ConeSearch?</text:p>
          </table:table-cell>
        </table:table-row>
        <table:table-row table:style-name="ro1">
          <table:table-cell/>
          <table:table-cell office:value-type="string">
            <text:p>ivo://sdss.jhu/services/DR2CONE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2cone/sdssConeSearch.asmx/ConeSearch?</text:p>
          </table:table-cell>
        </table:table-row>
        <table:table-row table:style-name="ro1">
          <table:table-cell/>
          <table:table-cell office:value-type="string">
            <text:p>ivo://sdss.jhu/services/DR3CONE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3cone/sdssConeSearch.asmx/ConeSearch?</text:p>
          </table:table-cell>
        </table:table-row>
        <table:table-row table:style-name="ro1">
          <table:table-cell/>
          <table:table-cell office:value-type="string">
            <text:p>ivo://sdss.jhu/services/DR4CONE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4cone/sdssConeSearch.asmx/ConeSearch?</text:p>
          </table:table-cell>
        </table:table-row>
        <table:table-row table:style-name="ro1">
          <table:table-cell/>
          <table:table-cell office:value-type="string">
            <text:p>ivo://sdss.jhu/services/DR5CONE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5cone/sdssConeSearch.asmx/ConeSearch?</text:p>
          </table:table-cell>
        </table:table-row>
        <table:table-row table:style-name="ro1">
          <table:table-cell/>
          <table:table-cell office:value-type="string">
            <text:p>ivo://sdss.jhu/services/SIAPDR1-Color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1SIAP/SIAP.aspx?bandpass=*&amp;amp;format=image/jpeg&amp;amp;</text:p>
          </table:table-cell>
        </table:table-row>
        <table:table-row table:style-name="ro1">
          <table:table-cell/>
          <table:table-cell office:value-type="string">
            <text:p>ivo://sdss.jhu/services/SIAPDR1-G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1SIAP/SIAP.aspx?bandpass=g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1-I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1SIAP/SIAP.aspx?bandpass=I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1-R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1SIAP/SIAP.aspx?bandpass=r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1-U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1SIAP/SIAP.aspx?bandpass=u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1-Z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1SIAP/SIAP.aspx?bandpass=u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2-Color</text:p>
          </table:table-cell>
          <table:table-cell/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2SIAP/SIAP.aspx?BANDPASS=*&amp;amp;format=image/jpeg&amp;amp;</text:p>
          </table:table-cell>
        </table:table-row>
        <table:table-row table:style-name="ro1">
          <table:table-cell/>
          <table:table-cell office:value-type="string">
            <text:p>ivo://sdss.jhu/services/SIAPDR2-G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2SIAP/SIAP.aspx?bandpass=g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2-I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2SIAP/SIAP.aspx?bandpass=I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2-R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2SIAP/SIAP.aspx?bandpass=r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2-U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2SIAP/SIAP.aspx?bandpass=u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2-Z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skyserver.sdss.org/vo/DR2SIAP/SIAP.aspx?bandpass=z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3-Color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3SIAP/SIAP.asmx/getSiapInfo?FORMAT=image/jpeg&amp;amp;BANDPASS=*&amp;amp;</text:p>
          </table:table-cell>
        </table:table-row>
        <table:table-row table:style-name="ro1">
          <table:table-cell/>
          <table:table-cell office:value-type="string">
            <text:p>ivo://sdss.jhu/services/SIAPDR3-G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3SIAP/SIAP.asmx/getSiapInfo?&amp;amp;FORMAT=image/fits&amp;amp;BANDPASS=g&amp;amp;</text:p>
          </table:table-cell>
        </table:table-row>
        <table:table-row table:style-name="ro1">
          <table:table-cell/>
          <table:table-cell office:value-type="string">
            <text:p>ivo://sdss.jhu/services/SIAPDR3-I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3SIAP/SIAP.asmx/getSiapInfo?&amp;amp;FORMAT=image/fits&amp;amp;BANDPASS=i&amp;amp;</text:p>
          </table:table-cell>
        </table:table-row>
        <table:table-row table:style-name="ro1">
          <table:table-cell/>
          <table:table-cell office:value-type="string">
            <text:p>ivo://sdss.jhu/services/SIAPDR3-R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3SIAP/SIAP.asmx/getSiapInfo?&amp;amp;FORMAT=image/fits&amp;amp;BANDPASS=r&amp;amp;</text:p>
          </table:table-cell>
        </table:table-row>
        <table:table-row table:style-name="ro1">
          <table:table-cell/>
          <table:table-cell office:value-type="string">
            <text:p>ivo://sdss.jhu/services/SIAPDR3-U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3SIAP/SIAP.asmx/getSiapInfo?&amp;amp;FORMAT=image/fits&amp;amp;BANDPASS=u&amp;amp;</text:p>
          </table:table-cell>
        </table:table-row>
        <table:table-row table:style-name="ro1">
          <table:table-cell/>
          <table:table-cell office:value-type="string">
            <text:p>ivo://sdss.jhu/services/SIAPDR3-Z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3SIAP/SIAP.asmx/getSiapInfo?BANDPASS=z&amp;amp;FORMAT=image/fits&amp;amp;</text:p>
          </table:table-cell>
        </table:table-row>
        <table:table-row table:style-name="ro1">
          <table:table-cell/>
          <table:table-cell office:value-type="string">
            <text:p>ivo://sdss.jhu/services/SIAPDR4-Color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4SIAP/SIAP.asmx/getSiapInfo?&amp;amp;FORMAT=image/jpeg&amp;amp;BANDPASS=*&amp;amp;</text:p>
          </table:table-cell>
        </table:table-row>
        <table:table-row table:style-name="ro1">
          <table:table-cell/>
          <table:table-cell office:value-type="string">
            <text:p>ivo://sdss.jhu/services/SIAPDR4-image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4SIAP/SIAP.asmx/getSiapInfo?&amp;amp;FORMAT=image/fits&amp;amp;BANDPASS=ugriz&amp;amp;</text:p>
          </table:table-cell>
        </table:table-row>
        <table:table-row table:style-name="ro1">
          <table:table-cell/>
          <table:table-cell office:value-type="string">
            <text:p>ivo://sdss.jhu/services/SIAPDR5-image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casjobs.sdss.org/vo/DR5SIAP/SIAP.asmx/getSiapInfo?&amp;amp;FORMAT=image/fits&amp;amp;BANDPASS=ugriz&amp;amp;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Starlight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This service url is mal-formed. It is missing either a '?' or '&amp;' at the en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Apparent communication error produced an exception inside the validater: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starlight.ufsc/synthesis.BS</text:p>
          </table:table-cell>
          <table:table-cell/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www.starlight.ufsc.br/vo/conesearch.php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office:value-type="string">
            <text:p>STECF</text:p>
          </table:table-cell>
          <table:table-cell table:number-columns-repeated="3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1.Apparent communication error produced an exception inside the validater:</text:p>
          </table:table-cell>
          <table:table-cell office:value-type="float" office:value="2">
            <text:p>2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2.cannot connect to web page or response could not be parsed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ivo://stecf/HLA/SIA</text:p>
          </table:table-cell>
          <table:table-cell/>
          <table:table-cell office:value-type="string">
            <text:p>x</text:p>
          </table:table-cell>
          <table:table-cell table:style-name="ce5"/>
          <table:table-cell table:number-columns-repeated="23"/>
          <table:table-cell office:value-type="string">
            <text:p>x</text:p>
          </table:table-cell>
          <table:table-cell office:value-type="string">
            <text:p>http://www.stecf.org/hst-vo/hla_sia?</text:p>
          </table:table-cell>
        </table:table-row>
        <table:table-row table:style-name="ro1">
          <table:table-cell/>
          <table:table-cell office:value-type="string">
            <text:p>ivo://stecf/HST/PREVIEW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archive.eso.org/archive/hst/siap1.0/preview/siap_cgi.pl?</text:p>
          </table:table-cell>
        </table:table-row>
        <table:table-row table:style-name="ro1">
          <table:table-cell/>
          <table:table-cell office:value-type="string">
            <text:p>ivo://stecf/HST/SIA</text:p>
          </table:table-cell>
          <table:table-cell/>
          <table:table-cell office:value-type="string">
            <text:p>x</text:p>
          </table:table-cell>
          <table:table-cell table:style-name="ce5"/>
          <table:table-cell table:number-columns-repeated="23"/>
          <table:table-cell office:value-type="string">
            <text:p>x</text:p>
          </table:table-cell>
          <table:table-cell office:value-type="string">
            <text:p>http://www.stecf.org/hst-vo/hst_sia?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VO SIM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cannot connect to web page or response could not be parsed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This service url is mal-formed. It is missing either a '?' or '&amp;' at the end<text:tab/>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vo.sim/Clusters</text:p>
          </table:table-cell>
          <table:table-cell/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vo.sim.ul.pt:8080/Clusters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 office:value-type="string">
            <text:p>VO Paris DC</text:p>
          </table:table-cell>
          <table:table-cell table:number-columns-repeated="3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1. The TABLE must contain exactly one FIELD or PARAM with ucd='VOX:Image_Format'.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2.VOTable must contain exactly one RESOURCE with type='results'.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3.The TABLE must contain exactly one FIELD or PARAM with ucd='VOX:Image_Scale'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4.The ID_MAIN column must have a string-appropriate arraysize (recommend '*').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5.cannot connect to web page or response could not be parsed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25"/>
        </table:table-row>
        <table:table-row table:style-name="ro1">
          <table:table-cell table:number-columns-repeated="4"/>
          <table:table-cell table:style-name="ce5"/>
          <table:table-cell table:number-columns-repeated="25"/>
        </table:table-row>
        <table:table-row table:style-name="ro1">
          <table:table-cell/>
          <table:table-cell office:value-type="string">
            <text:p>ivo://vopdc.obspm/imcce/skybo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0"/>
          <table:table-cell office:value-type="string">
            <text:p>x</text:p>
          </table:table-cell>
          <table:table-cell office:value-type="string">
            <text:p>http://vo.imcce.fr/webservices/skybot/skybotconesearch_query.php?-from=VOExplorer&amp;amp;EPOCH=now&amp;amp;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G-VO.org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The TABLE must contain exactly one FIELD with ucd='ID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The TABLE must contain exactly one FIELD with ucd='POS_EQ_RA_MAIN'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3.The TABLE must contain exactly one FIELD with ucd='POS_EQ_DEC_MAIN'.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4.Apparent communication error produced an exception inside the validater: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ivo://www.g-vo.org/scs.service.rassphotons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office:value-type="string">
            <text:p>http://www.g-vo.org/rosat/RASS_SCS?action=doSCS&amp;amp;CAT=PHOTONS&amp;amp;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XCAT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1.Apparent communication error produced an exception inside the validater: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2.This service url is mal-formed. It is missing either a '?' or '&amp;' at the end<text:tab/></text:p>
          </table:table-cell>
          <table:table-cell office:value-type="float" office:value="7">
            <text:p>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3. Error message must appear in an INFO or PARAM with name='Error' in required location. </text:p>
          </table:table-cell>
          <table:table-cell office:value-type="float" office:value="4">
            <text:p>4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vo://xcatdb/2xmmi/c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office:value-type="string">
            <text:p>http://xcatdb.u-strasbg.fr/2xmmi/conesearch?collection=[CATALOGUE(CatalogueEntry)]</text:p>
          </table:table-cell>
        </table:table-row>
        <table:table-row table:style-name="ro1">
          <table:table-cell/>
          <table:table-cell office:value-type="string">
            <text:p>ivo://xcatdb/2xmmi/epicsia</text:p>
          </table:table-cell>
          <table:table-cell/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style-name="Default" office:value-type="string">
            <text:p>http://xcatdb.u-strasbg.fr/2xmmi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TRUE</number:text>
    </number:number-style>
    <number:number-style style:name="N120P1" style:volatile="true">
      <number:text>TRUE</number:text>
    </number:number-style>
    <number:number-style style:name="N120">
      <number:text>FALSE</number:text>
      <style:map style:condition="value()&gt;0" style:apply-style-name="N120P0"/>
      <style:map style:condition="value()&lt;0" style:apply-style-name="N120P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2:0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8-23T12:07:01</dc:date>
    <meta:generator>NeoOffice/3.1.2$Unix OpenOffice.org_project/Patch 0</meta:generator>
    <meta:editing-duration>PT02H28M42S</meta:editing-duration>
    <meta:editing-cycles>3</meta:editing-cycles>
    <meta:document-statistic meta:table-count="3" meta:cell-count="2594" meta:object-count="0"/>
  </office:meta>
</office:document-meta>
</file>